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23.51pt"/>
    </style:style>
    <style:style style:name="co12" style:family="table-column">
      <style:table-column-properties fo:break-before="auto" style:column-width="140.4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  <style:style style:name="ce3" style:family="table-cell" style:parent-style-name="Default" style:data-style-name="N124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F3]/[.F2]-1" office:value-type="float" office:value="0.0163934426229508" calcext:value-type="float">
            <text:p>0.01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F4]/[.F3]-1" office:value-type="float" office:value="0.032258064516129" calcext:value-type="float">
            <text:p>0.03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2"/>
          <table:table-cell office:value-type="float" office:value="33.5" calcext:value-type="float">
            <text:p>33.5</text:p>
          </table:table-cell>
          <table:table-cell table:formula="of:=[.F5]/[.F4]-1" office:value-type="float" office:value="0.046875" calcext:value-type="float">
            <text:p>0.04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 table:formula="of:=[.F6]/[.F5]-1" office:value-type="float" office:value="-0.0029850746268657" calcext:value-type="float">
            <text:p>-0.00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office:value-type="float" office:value="33" calcext:value-type="float">
            <text:p>33</text:p>
          </table:table-cell>
          <table:table-cell table:formula="of:=[.F7]/[.F6]-1" office:value-type="float" office:value="-0.0119760479041916" calcext:value-type="float">
            <text:p>-0.0120</text:p>
          </table:table-cell>
          <table:table-cell table:formula="of:=AVERAGE([.G3:.G7])" office:value-type="float" office:value="0.0161130769216045" calcext:value-type="float">
            <text:p>0.0161</text:p>
          </table:table-cell>
          <table:table-cell table:formula="of:=(POWER([.G7]-[.H7];2)+POWER([.G6]-[.H7];2)+POWER([.G5]-[.H7];2)+POWER([.G4]-[.H7];2)+POWER([.G3]-[.H7];2))/5" office:value-type="float" office:value="0.000472154693376491" calcext:value-type="float">
            <text:p>0.0004721547</text:p>
          </table:table-cell>
          <table:table-cell table:formula="of:=(([.C7]-[.D7])*([.G7]-[.H7])+([.C6]-[.D7])*([.G6]-[.H7])+([.C5]-[.D7])*([.G5]-[.H7])+([.C4]-[.D7])*([.G4]-[.H7])+([.C3]-[.D7])*([.G3]-[.H7]))/5" office:value-type="float" office:value="0.0000198107626289917" calcext:value-type="float">
            <text:p>1.98107626289917E-05</text:p>
          </table:table-cell>
          <table:table-cell table:formula="of:=[.J7]/(SQRT([.E7])*SQRT([.I7]))" office:value-type="float" office:value="0.284083288555995" calcext:value-type="float">
            <text:p>0.28408328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office:value-type="float" office:value="31.6" calcext:value-type="float">
            <text:p>31.6</text:p>
          </table:table-cell>
          <table:table-cell table:formula="of:=[.F8]/[.F7]-1" office:value-type="float" office:value="-0.0424242424242424" calcext:value-type="float">
            <text:p>-0.0424</text:p>
          </table:table-cell>
          <table:table-cell table:formula="of:=AVERAGE([.G4:.G8])" office:value-type="float" office:value="0.00434953991216587" calcext:value-type="float">
            <text:p>0.0043</text:p>
          </table:table-cell>
          <table:table-cell table:formula="of:=(POWER([.G8]-[.H8];2)+POWER([.G7]-[.H8];2)+POWER([.G6]-[.H8];2)+POWER([.G5]-[.H8];2)+POWER([.G4]-[.H8];2))/5" office:value-type="float" office:value="0.00101908172065829" calcext:value-type="float">
            <text:p>0.0010190817</text:p>
          </table:table-cell>
          <table:table-cell table:formula="of:=(([.C8]-[.D8])*([.G8]-[.H8])+([.C7]-[.D8])*([.G7]-[.H8])+([.C6]-[.D8])*([.G6]-[.H8])+([.C5]-[.D8])*([.G5]-[.H8])+([.C4]-[.D8])*([.G4]-[.H8]))/5" office:value-type="float" office:value="-0.0000285750685570594" calcext:value-type="float">
            <text:p>-2.85750685570594E-05</text:p>
          </table:table-cell>
          <table:table-cell table:formula="of:=[.J8]/(SQRT([.E8])*SQRT([.I8]))" office:value-type="float" office:value="-0.245965773281947" calcext:value-type="float">
            <text:p>-0.24596577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office:value-type="float" office:value="30.5" calcext:value-type="float">
            <text:p>30.5</text:p>
          </table:table-cell>
          <table:table-cell table:formula="of:=[.F9]/[.F8]-1" office:value-type="float" office:value="-0.0348101265822786" calcext:value-type="float">
            <text:p>-0.0348</text:p>
          </table:table-cell>
          <table:table-cell table:formula="of:=AVERAGE([.G5:.G9])" office:value-type="float" office:value="-0.00906409830751564" calcext:value-type="float">
            <text:p>-0.0091</text:p>
          </table:table-cell>
          <table:table-cell table:formula="of:=(POWER([.G9]-[.H9];2)+POWER([.G8]-[.H9];2)+POWER([.G7]-[.H9];2)+POWER([.G6]-[.H9];2)+POWER([.G5]-[.H9];2))/5" office:value-type="float" office:value="0.00099007477724701" calcext:value-type="float">
            <text:p>0.0009900748</text:p>
          </table:table-cell>
          <table:table-cell table:formula="of:=(([.C9]-[.D9])*([.G9]-[.H9])+([.C8]-[.D9])*([.G8]-[.H9])+([.C7]-[.D9])*([.G7]-[.H9])+([.C6]-[.D9])*([.G6]-[.H9])+([.C5]-[.D9])*([.G5]-[.H9]))/5" office:value-type="float" office:value="-0.0000290120872181853" calcext:value-type="float">
            <text:p>-2.90120872181853E-05</text:p>
          </table:table-cell>
          <table:table-cell table:formula="of:=[.J9]/(SQRT([.E9])*SQRT([.I9]))" office:value-type="float" office:value="-0.240636278496795" calcext:value-type="float">
            <text:p>-0.24063627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office:value-type="float" office:value="30.2" calcext:value-type="float">
            <text:p>30.2</text:p>
          </table:table-cell>
          <table:table-cell table:formula="of:=[.F10]/[.F9]-1" office:value-type="float" office:value="-0.00983606557377048" calcext:value-type="float">
            <text:p>-0.0098</text:p>
          </table:table-cell>
          <table:table-cell table:formula="of:=AVERAGE([.G6:.G10])" office:value-type="float" office:value="-0.0204063114222697" calcext:value-type="float">
            <text:p>-0.0204</text:p>
          </table:table-cell>
          <table:table-cell table:formula="of:=(POWER([.G10]-[.H10];2)+POWER([.G9]-[.H10];2)+POWER([.G8]-[.H10];2)+POWER([.G7]-[.H10];2)+POWER([.G6]-[.H10];2))/5" office:value-type="float" office:value="0.000235711621706964" calcext:value-type="float">
            <text:p>0.0002357116</text:p>
          </table:table-cell>
          <table:table-cell table:formula="of:=(([.C10]-[.D10])*([.G10]-[.H10])+([.C9]-[.D10])*([.G9]-[.H10])+([.C8]-[.D10])*([.G8]-[.H10])+([.C7]-[.D10])*([.G7]-[.H10])+([.C6]-[.D10])*([.G6]-[.H10]))/5" office:value-type="float" office:value="-0.0000659534327958992" calcext:value-type="float">
            <text:p>-6.59534327958992E-05</text:p>
          </table:table-cell>
          <table:table-cell table:formula="of:=[.J10]/(SQRT([.E10])*SQRT([.I10]))" office:value-type="float" office:value="-0.723444256461135" calcext:value-type="float">
            <text:p>-0.72344425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office:value-type="float" office:value="32.3" calcext:value-type="float">
            <text:p>32.3</text:p>
          </table:table-cell>
          <table:table-cell table:formula="of:=[.F11]/[.F10]-1" office:value-type="float" office:value="0.0695364238410596" calcext:value-type="float">
            <text:p>0.0695</text:p>
          </table:table-cell>
          <table:table-cell table:formula="of:=AVERAGE([.G7:.G11])" office:value-type="float" office:value="-0.00590201172868468" calcext:value-type="float">
            <text:p>-0.0059</text:p>
          </table:table-cell>
          <table:table-cell table:formula="of:=(POWER([.G11]-[.H11];2)+POWER([.G10]-[.H11];2)+POWER([.G9]-[.H11];2)+POWER([.G8]-[.H11];2)+POWER([.G7]-[.H11];2))/5" office:value-type="float" office:value="0.0015825761391392" calcext:value-type="float">
            <text:p>0.0015825761</text:p>
          </table:table-cell>
          <table:table-cell table:formula="of:=(([.C11]-[.D11])*([.G11]-[.H11])+([.C10]-[.D11])*([.G10]-[.H11])+([.C9]-[.D11])*([.G9]-[.H11])+([.C8]-[.D11])*([.G8]-[.H11])+([.C7]-[.D11])*([.G7]-[.H11]))/5" office:value-type="float" office:value="-0.0000416997931534138" calcext:value-type="float">
            <text:p>-4.16997931534138E-05</text:p>
          </table:table-cell>
          <table:table-cell table:formula="of:=[.J11]/(SQRT([.E11])*SQRT([.I11]))" office:value-type="float" office:value="-0.175595268748522" calcext:value-type="float">
            <text:p>-0.175595268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office:value-type="float" office:value="33" calcext:value-type="float">
            <text:p>33</text:p>
          </table:table-cell>
          <table:table-cell table:formula="of:=[.F12]/[.F11]-1" office:value-type="float" office:value="0.021671826625387" calcext:value-type="float">
            <text:p>0.0217</text:p>
          </table:table-cell>
          <table:table-cell table:formula="of:=AVERAGE([.G8:.G12])" office:value-type="float" office:value="0.00082756317723105" calcext:value-type="float">
            <text:p>0.0008</text:p>
          </table:table-cell>
          <table:table-cell table:formula="of:=(POWER([.G12]-[.H12];2)+POWER([.G11]-[.H12];2)+POWER([.G10]-[.H12];2)+POWER([.G9]-[.H12];2)+POWER([.G8]-[.H12];2))/5" office:value-type="float" office:value="0.00168197348994789" calcext:value-type="float">
            <text:p>0.0016819735</text:p>
          </table:table-cell>
          <table:table-cell table:formula="of:=(([.C12]-[.D12])*([.G12]-[.H12])+([.C11]-[.D12])*([.G11]-[.H12])+([.C10]-[.D12])*([.G10]-[.H12])+([.C9]-[.D12])*([.G9]-[.H12])+([.C8]-[.D12])*([.G8]-[.H12]))/5" office:value-type="float" office:value="-0.0000804379914545298" calcext:value-type="float">
            <text:p>-0.000080438</text:p>
          </table:table-cell>
          <table:table-cell table:formula="of:=[.J12]/(SQRT([.E12])*SQRT([.I12]))" office:value-type="float" office:value="-0.297434615357407" calcext:value-type="float">
            <text:p>-0.29743461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office:value-type="float" office:value="33.6" calcext:value-type="float">
            <text:p>33.6</text:p>
          </table:table-cell>
          <table:table-cell table:formula="of:=[.F13]/[.F12]-1" office:value-type="float" office:value="0.0181818181818183" calcext:value-type="float">
            <text:p>0.0182</text:p>
          </table:table-cell>
          <table:table-cell table:formula="of:=AVERAGE([.G9:.G13])" office:value-type="float" office:value="0.0129487752984432" calcext:value-type="float">
            <text:p>0.0129</text:p>
          </table:table-cell>
          <table:table-cell table:formula="of:=(POWER([.G13]-[.H13];2)+POWER([.G12]-[.H13];2)+POWER([.G11]-[.H13];2)+POWER([.G10]-[.H13];2)+POWER([.G9]-[.H13];2))/5" office:value-type="float" office:value="0.00122114000245579" calcext:value-type="float">
            <text:p>0.00122114</text:p>
          </table:table-cell>
          <table:table-cell table:formula="of:=(([.C13]-[.D13])*([.G13]-[.H13])+([.C12]-[.D13])*([.G12]-[.H13])+([.C11]-[.D13])*([.G11]-[.H13])+([.C10]-[.D13])*([.G10]-[.H13])+([.C9]-[.D13])*([.G9]-[.H13]))/5" office:value-type="float" office:value="-0.0000215080977051961" calcext:value-type="float">
            <text:p>-2.15080977051961E-05</text:p>
          </table:table-cell>
          <table:table-cell table:formula="of:=[.J13]/(SQRT([.E13])*SQRT([.I13]))" office:value-type="float" office:value="-0.0789526290210558" calcext:value-type="float">
            <text:p>-0.0789526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2" calcext:value-type="float">
            <text:p>4.65929301648432E-05</text:p>
          </table:table-cell>
          <table:table-cell office:value-type="float" office:value="33.8" calcext:value-type="float">
            <text:p>33.8</text:p>
          </table:table-cell>
          <table:table-cell table:formula="of:=[.F14]/[.F13]-1" office:value-type="float" office:value="0.00595238095238093" calcext:value-type="float">
            <text:p>0.0060</text:p>
          </table:table-cell>
          <table:table-cell table:formula="of:=AVERAGE([.G10:.G14])" office:value-type="float" office:value="0.0211012768053751" calcext:value-type="float">
            <text:p>0.0211</text:p>
          </table:table-cell>
          <table:table-cell table:formula="of:=(POWER([.G14]-[.H14];2)+POWER([.G13]-[.H14];2)+POWER([.G12]-[.H14];2)+POWER([.G11]-[.H14];2)+POWER([.G10]-[.H14];2))/5" office:value-type="float" office:value="0.000708284086633899" calcext:value-type="float">
            <text:p>0.0007082841</text:p>
          </table:table-cell>
          <table:table-cell table:formula="of:=(([.C14]-[.D14])*([.G14]-[.H14])+([.C13]-[.D14])*([.G13]-[.H14])+([.C12]-[.D14])*([.G12]-[.H14])+([.C11]-[.D14])*([.G11]-[.H14])+([.C10]-[.D14])*([.G10]-[.H14]))/5" office:value-type="float" office:value="0.000068501074497094" calcext:value-type="float">
            <text:p>6.8501074497094E-05</text:p>
          </table:table-cell>
          <table:table-cell table:formula="of:=[.J14]/(SQRT([.E14])*SQRT([.I14]))" office:value-type="float" office:value="0.377080114148563" calcext:value-type="float">
            <text:p>0.37708011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3" calcext:value-type="float">
            <text:p>4.24781945214633E-05</text:p>
          </table:table-cell>
          <table:table-cell office:value-type="float" office:value="34" calcext:value-type="float">
            <text:p>34</text:p>
          </table:table-cell>
          <table:table-cell table:formula="of:=[.F15]/[.F14]-1" office:value-type="float" office:value="0.00591715976331364" calcext:value-type="float">
            <text:p>0.0059</text:p>
          </table:table-cell>
          <table:table-cell table:formula="of:=AVERAGE([.G11:.G15])" office:value-type="float" office:value="0.0242519218727919" calcext:value-type="float">
            <text:p>0.0243</text:p>
          </table:table-cell>
          <table:table-cell table:formula="of:=(POWER([.G15]-[.H15];2)+POWER([.G14]-[.H15];2)+POWER([.G13]-[.H15];2)+POWER([.G12]-[.H15];2)+POWER([.G11]-[.H15];2))/5" office:value-type="float" office:value="0.00055304517366557" calcext:value-type="float">
            <text:p>0.0005530452</text:p>
          </table:table-cell>
          <table:table-cell table:formula="of:=(([.C15]-[.D15])*([.G15]-[.H15])+([.C14]-[.D15])*([.G14]-[.H15])+([.C13]-[.D15])*([.G13]-[.H15])+([.C12]-[.D15])*([.G12]-[.H15])+([.C11]-[.D15])*([.G11]-[.H15]))/5" office:value-type="float" office:value="-0.0000256021776558594" calcext:value-type="float">
            <text:p>-2.56021776558594E-05</text:p>
          </table:table-cell>
          <table:table-cell table:formula="of:=[.J15]/(SQRT([.E15])*SQRT([.I15]))" office:value-type="float" office:value="-0.167037345166097" calcext:value-type="float">
            <text:p>-0.16703734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office:value-type="float" office:value="36" calcext:value-type="float">
            <text:p>36</text:p>
          </table:table-cell>
          <table:table-cell table:formula="of:=[.F16]/[.F15]-1" office:value-type="float" office:value="0.0588235294117647" calcext:value-type="float">
            <text:p>0.0588</text:p>
          </table:table-cell>
          <table:table-cell table:formula="of:=AVERAGE([.G12:.G16])" office:value-type="float" office:value="0.0221093429869329" calcext:value-type="float">
            <text:p>0.0221</text:p>
          </table:table-cell>
          <table:table-cell table:formula="of:=(POWER([.G16]-[.H16];2)+POWER([.G15]-[.H16];2)+POWER([.G14]-[.H16];2)+POWER([.G13]-[.H16];2)+POWER([.G12]-[.H16];2))/5" office:value-type="float" office:value="0.000377356515246385" calcext:value-type="float">
            <text:p>0.0003773565</text:p>
          </table:table-cell>
          <table:table-cell table:formula="of:=(([.C16]-[.D16])*([.G16]-[.H16])+([.C15]-[.D16])*([.G15]-[.H16])+([.C14]-[.D16])*([.G14]-[.H16])+([.C13]-[.D16])*([.G13]-[.H16])+([.C12]-[.D16])*([.G12]-[.H16]))/5" office:value-type="float" office:value="0.000203770643314831" calcext:value-type="float">
            <text:p>0.0002037706</text:p>
          </table:table-cell>
          <table:table-cell table:formula="of:=[.J16]/(SQRT([.E16])*SQRT([.I16]))" office:value-type="float" office:value="0.777262491345772" calcext:value-type="float">
            <text:p>0.77726249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office:value-type="float" office:value="34.5" calcext:value-type="float">
            <text:p>34.5</text:p>
          </table:table-cell>
          <table:table-cell table:formula="of:=[.F17]/[.F16]-1" office:value-type="float" office:value="-0.0416666666666666" calcext:value-type="float">
            <text:p>-0.0417</text:p>
          </table:table-cell>
          <table:table-cell table:formula="of:=AVERAGE([.G13:.G17])" office:value-type="float" office:value="0.00944164432852219" calcext:value-type="float">
            <text:p>0.0094</text:p>
          </table:table-cell>
          <table:table-cell table:formula="of:=(POWER([.G17]-[.H17];2)+POWER([.G16]-[.H17];2)+POWER([.G15]-[.H17];2)+POWER([.G14]-[.H17];2)+POWER([.G13]-[.H17];2))/5" office:value-type="float" office:value="0.00103032352329996" calcext:value-type="float">
            <text:p>0.0010303235</text:p>
          </table:table-cell>
          <table:table-cell table:formula="of:=(([.C17]-[.D17])*([.G17]-[.H17])+([.C16]-[.D17])*([.G16]-[.H17])+([.C15]-[.D17])*([.G15]-[.H17])+([.C14]-[.D17])*([.G14]-[.H17])+([.C13]-[.D17])*([.G13]-[.H17]))/5" office:value-type="float" office:value="0.0000376945796101093" calcext:value-type="float">
            <text:p>3.76945796101093E-05</text:p>
          </table:table-cell>
          <table:table-cell table:formula="of:=[.J17]/(SQRT([.E17])*SQRT([.I17]))" office:value-type="float" office:value="0.0925069866926147" calcext:value-type="float">
            <text:p>0.09250698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office:value-type="float" office:value="33.7" calcext:value-type="float">
            <text:p>33.7</text:p>
          </table:table-cell>
          <table:table-cell table:formula="of:=[.F18]/[.F17]-1" office:value-type="float" office:value="-0.0231884057971014" calcext:value-type="float">
            <text:p>-0.0232</text:p>
          </table:table-cell>
          <table:table-cell table:formula="of:=AVERAGE([.G14:.G18])" office:value-type="float" office:value="0.00116759953273826" calcext:value-type="float">
            <text:p>0.0012</text:p>
          </table:table-cell>
          <table:table-cell table:formula="of:=(POWER([.G18]-[.H18];2)+POWER([.G17]-[.H18];2)+POWER([.G16]-[.H18];2)+POWER([.G15]-[.H18];2)+POWER([.G14]-[.H18];2))/5" office:value-type="float" office:value="0.0011595296124603" calcext:value-type="float">
            <text:p>0.0011595296</text:p>
          </table:table-cell>
          <table:table-cell table:formula="of:=(([.C18]-[.D18])*([.G18]-[.H18])+([.C17]-[.D18])*([.G17]-[.H18])+([.C16]-[.D18])*([.G16]-[.H18])+([.C15]-[.D18])*([.G15]-[.H18])+([.C14]-[.D18])*([.G14]-[.H18]))/5" office:value-type="float" office:value="0.000199556254353001" calcext:value-type="float">
            <text:p>0.0001995563</text:p>
          </table:table-cell>
          <table:table-cell table:formula="of:=[.J18]/(SQRT([.E18])*SQRT([.I18]))" office:value-type="float" office:value="0.336930215153135" calcext:value-type="float">
            <text:p>0.33693021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office:value-type="float" office:value="33" calcext:value-type="float">
            <text:p>33</text:p>
          </table:table-cell>
          <table:table-cell table:formula="of:=[.F19]/[.F18]-1" office:value-type="float" office:value="-0.0207715133531158" calcext:value-type="float">
            <text:p>-0.0208</text:p>
          </table:table-cell>
          <table:table-cell table:formula="of:=AVERAGE([.G15:.G19])" office:value-type="float" office:value="-0.00417717932836108" calcext:value-type="float">
            <text:p>-0.0042</text:p>
          </table:table-cell>
          <table:table-cell table:formula="of:=(POWER([.G19]-[.H19];2)+POWER([.G18]-[.H19];2)+POWER([.G17]-[.H19];2)+POWER([.G16]-[.H19];2)+POWER([.G15]-[.H19];2))/5" office:value-type="float" office:value="0.00122264905958314" calcext:value-type="float">
            <text:p>0.0012226491</text:p>
          </table:table-cell>
          <table:table-cell table:formula="of:=(([.C19]-[.D19])*([.G19]-[.H19])+([.C18]-[.D19])*([.G18]-[.H19])+([.C17]-[.D19])*([.G17]-[.H19])+([.C16]-[.D19])*([.G16]-[.H19])+([.C15]-[.D19])*([.G15]-[.H19]))/5" office:value-type="float" office:value="0.000253488813686195" calcext:value-type="float">
            <text:p>0.0002534888</text:p>
          </table:table-cell>
          <table:table-cell table:formula="of:=[.J19]/(SQRT([.E19])*SQRT([.I19]))" office:value-type="float" office:value="0.428787695756754" calcext:value-type="float">
            <text:p>0.42878769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2" calcext:value-type="float">
            <text:p>0.0002954802</text:p>
          </table:table-cell>
          <table:table-cell office:value-type="float" office:value="32.1" calcext:value-type="float">
            <text:p>32.1</text:p>
          </table:table-cell>
          <table:table-cell table:formula="of:=[.F20]/[.F19]-1" office:value-type="float" office:value="-0.0272727272727272" calcext:value-type="float">
            <text:p>-0.0273</text:p>
          </table:table-cell>
          <table:table-cell table:formula="of:=AVERAGE([.G16:.G20])" office:value-type="float" office:value="-0.0108151567355693" calcext:value-type="float">
            <text:p>-0.0108</text:p>
          </table:table-cell>
          <table:table-cell table:formula="of:=(POWER([.G20]-[.H20];2)+POWER([.G19]-[.H20];2)+POWER([.G18]-[.H20];2)+POWER([.G17]-[.H20];2)+POWER([.G16]-[.H20];2))/5" office:value-type="float" office:value="0.0012648880461551" calcext:value-type="float">
            <text:p>0.001264888</text:p>
          </table:table-cell>
          <table:table-cell table:formula="of:=(([.C20]-[.D20])*([.G20]-[.H20])+([.C19]-[.D20])*([.G19]-[.H20])+([.C18]-[.D20])*([.G18]-[.H20])+([.C17]-[.D20])*([.G17]-[.H20])+([.C16]-[.D20])*([.G16]-[.H20]))/5" office:value-type="float" office:value="0.000287329288956762" calcext:value-type="float">
            <text:p>0.0002873293</text:p>
          </table:table-cell>
          <table:table-cell table:formula="of:=[.J20]/(SQRT([.E20])*SQRT([.I20]))" office:value-type="float" office:value="0.469991146811929" calcext:value-type="float">
            <text:p>0.46999114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4" calcext:value-type="float">
            <text:p>0.0002427972</text:p>
          </table:table-cell>
          <table:table-cell office:value-type="float" office:value="31.3" calcext:value-type="float">
            <text:p>31.3</text:p>
          </table:table-cell>
          <table:table-cell table:formula="of:=[.F21]/[.F20]-1" office:value-type="float" office:value="-0.0249221183800623" calcext:value-type="float">
            <text:p>-0.0249</text:p>
          </table:table-cell>
          <table:table-cell table:formula="of:=AVERAGE([.G17:.G21])" office:value-type="float" office:value="-0.0275642862939347" calcext:value-type="float">
            <text:p>-0.0276</text:p>
          </table:table-cell>
          <table:table-cell table:formula="of:=(POWER([.G21]-[.H21];2)+POWER([.G20]-[.H21];2)+POWER([.G19]-[.H21];2)+POWER([.G18]-[.H21];2)+POWER([.G17]-[.H21];2))/5" office:value-type="float" office:value="0.0000542466568946494" calcext:value-type="float">
            <text:p>5.42466568946494E-05</text:p>
          </table:table-cell>
          <table:table-cell table:formula="of:=(([.C21]-[.D21])*([.G21]-[.H21])+([.C20]-[.D21])*([.G20]-[.H21])+([.C19]-[.D21])*([.G19]-[.H21])+([.C18]-[.D21])*([.G18]-[.H21])+([.C17]-[.D21])*([.G17]-[.H21]))/5" office:value-type="float" office:value="-0.0000964179202095975" calcext:value-type="float">
            <text:p>-9.64179202095975E-05</text:p>
          </table:table-cell>
          <table:table-cell table:formula="of:=[.J21]/(SQRT([.E21])*SQRT([.I21]))" office:value-type="float" office:value="-0.840135611264612" calcext:value-type="float">
            <text:p>-0.84013561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" calcext:value-type="float">
            <text:p>8.356831169027E-05</text:p>
          </table:table-cell>
          <table:table-cell office:value-type="float" office:value="31.2" calcext:value-type="float">
            <text:p>31.2</text:p>
          </table:table-cell>
          <table:table-cell table:formula="of:=[.F22]/[.F21]-1" office:value-type="float" office:value="-0.00319488817891378" calcext:value-type="float">
            <text:p>-0.0032</text:p>
          </table:table-cell>
          <table:table-cell table:formula="of:=AVERAGE([.G18:.G22])" office:value-type="float" office:value="-0.0198699305963841" calcext:value-type="float">
            <text:p>-0.0199</text:p>
          </table:table-cell>
          <table:table-cell table:formula="of:=(POWER([.G22]-[.H22];2)+POWER([.G21]-[.H22];2)+POWER([.G20]-[.H22];2)+POWER([.G19]-[.H22];2)+POWER([.G18]-[.H22];2))/5" office:value-type="float" office:value="0.000074041633756454" calcext:value-type="float">
            <text:p>7.4041633756454E-05</text:p>
          </table:table-cell>
          <table:table-cell table:formula="of:=(([.C22]-[.D22])*([.G22]-[.H22])+([.C21]-[.D22])*([.G21]-[.H22])+([.C20]-[.D22])*([.G20]-[.H22])+([.C19]-[.D22])*([.G19]-[.H22])+([.C18]-[.D22])*([.G18]-[.H22]))/5" office:value-type="float" office:value="0.0000405321349753626" calcext:value-type="float">
            <text:p>4.05321349753626E-05</text:p>
          </table:table-cell>
          <table:table-cell table:formula="of:=[.J22]/(SQRT([.E22])*SQRT([.I22]))" office:value-type="float" office:value="0.515276895458753" calcext:value-type="float">
            <text:p>0.51527689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" calcext:value-type="float">
            <text:p>5.5782188163492E-05</text:p>
          </table:table-cell>
          <table:table-cell office:value-type="float" office:value="31.1" calcext:value-type="float">
            <text:p>31.1</text:p>
          </table:table-cell>
          <table:table-cell table:formula="of:=[.F23]/[.F22]-1" office:value-type="float" office:value="-0.00320512820512808" calcext:value-type="float">
            <text:p>-0.0032</text:p>
          </table:table-cell>
          <table:table-cell table:formula="of:=AVERAGE([.G19:.G23])" office:value-type="float" office:value="-0.0158732750779894" calcext:value-type="float">
            <text:p>-0.0159</text:p>
          </table:table-cell>
          <table:table-cell table:formula="of:=(POWER([.G23]-[.H23];2)+POWER([.G22]-[.H23];2)+POWER([.G21]-[.H23];2)+POWER([.G20]-[.H23];2)+POWER([.G19]-[.H23];2))/5" office:value-type="float" office:value="0.000111409050640107" calcext:value-type="float">
            <text:p>0.0001114091</text:p>
          </table:table-cell>
          <table:table-cell table:formula="of:=(([.C23]-[.D23])*([.G23]-[.H23])+([.C22]-[.D23])*([.G22]-[.H23])+([.C21]-[.D23])*([.G21]-[.H23])+([.C20]-[.D23])*([.G20]-[.H23])+([.C19]-[.D23])*([.G19]-[.H23]))/5" office:value-type="float" office:value="0.0000351067009042457" calcext:value-type="float">
            <text:p>3.51067009042457E-05</text:p>
          </table:table-cell>
          <table:table-cell table:formula="of:=[.J23]/(SQRT([.E23])*SQRT([.I23]))" office:value-type="float" office:value="0.445330058120686" calcext:value-type="float">
            <text:p>0.44533005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2" calcext:value-type="float">
            <text:p>6.93846122052762E-05</text:p>
          </table:table-cell>
          <table:table-cell office:value-type="float" office:value="30.5" calcext:value-type="float">
            <text:p>30.5</text:p>
          </table:table-cell>
          <table:table-cell table:formula="of:=[.F24]/[.F23]-1" office:value-type="float" office:value="-0.0192926045016077" calcext:value-type="float">
            <text:p>-0.0193</text:p>
          </table:table-cell>
          <table:table-cell table:formula="of:=AVERAGE([.G20:.G24])" office:value-type="float" office:value="-0.0155774933076878" calcext:value-type="float">
            <text:p>-0.0156</text:p>
          </table:table-cell>
          <table:table-cell table:formula="of:=(POWER([.G24]-[.H24];2)+POWER([.G23]-[.H24];2)+POWER([.G22]-[.H24];2)+POWER([.G21]-[.H24];2)+POWER([.G20]-[.H24];2))/5" office:value-type="float" office:value="0.000108861378885926" calcext:value-type="float">
            <text:p>0.0001088614</text:p>
          </table:table-cell>
          <table:table-cell table:formula="of:=(([.C24]-[.D24])*([.G24]-[.H24])+([.C23]-[.D24])*([.G23]-[.H24])+([.C22]-[.D24])*([.G22]-[.H24])+([.C21]-[.D24])*([.G21]-[.H24])+([.C20]-[.D24])*([.G20]-[.H24]))/5" office:value-type="float" office:value="0.0000451473762905231" calcext:value-type="float">
            <text:p>4.51473762905231E-05</text:p>
          </table:table-cell>
          <table:table-cell table:formula="of:=[.J24]/(SQRT([.E24])*SQRT([.I24]))" office:value-type="float" office:value="0.519474242536924" calcext:value-type="float">
            <text:p>0.51947424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office:value-type="float" office:value="30.2" calcext:value-type="float">
            <text:p>30.2</text:p>
          </table:table-cell>
          <table:table-cell table:formula="of:=[.F25]/[.F24]-1" office:value-type="float" office:value="-0.00983606557377048" calcext:value-type="float">
            <text:p>-0.0098</text:p>
          </table:table-cell>
          <table:table-cell table:formula="of:=AVERAGE([.G21:.G25])" office:value-type="float" office:value="-0.0120901609678965" calcext:value-type="float">
            <text:p>-0.0121</text:p>
          </table:table-cell>
          <table:table-cell table:formula="of:=(POWER([.G25]-[.H25];2)+POWER([.G24]-[.H25];2)+POWER([.G23]-[.H25];2)+POWER([.G22]-[.H25];2)+POWER([.G21]-[.H25];2))/5" office:value-type="float" office:value="0.0000759369910231281" calcext:value-type="float">
            <text:p>0.000075937</text:p>
          </table:table-cell>
          <table:table-cell table:formula="of:=(([.C25]-[.D25])*([.G25]-[.H25])+([.C24]-[.D25])*([.G24]-[.H25])+([.C23]-[.D25])*([.G23]-[.H25])+([.C22]-[.D25])*([.G22]-[.H25])+([.C21]-[.D25])*([.G21]-[.H25]))/5" office:value-type="float" office:value="0.0000568325955759614" calcext:value-type="float">
            <text:p>5.68325955759614E-05</text:p>
          </table:table-cell>
          <table:table-cell table:formula="of:=[.J25]/(SQRT([.E25])*SQRT([.I25]))" office:value-type="float" office:value="0.647370065835875" calcext:value-type="float">
            <text:p>0.64737006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5" calcext:value-type="float">
            <text:p>0.000089391</text:p>
          </table:table-cell>
          <table:table-cell office:value-type="float" office:value="29.5" calcext:value-type="float">
            <text:p>29.5</text:p>
          </table:table-cell>
          <table:table-cell table:formula="of:=[.F26]/[.F25]-1" office:value-type="float" office:value="-0.0231788079470199" calcext:value-type="float">
            <text:p>-0.0232</text:p>
          </table:table-cell>
          <table:table-cell table:formula="of:=AVERAGE([.G22:.G26])" office:value-type="float" office:value="-0.011741498881288" calcext:value-type="float">
            <text:p>-0.0117</text:p>
          </table:table-cell>
          <table:table-cell table:formula="of:=(POWER([.G26]-[.H26];2)+POWER([.G25]-[.H26];2)+POWER([.G24]-[.H26];2)+POWER([.G23]-[.H26];2)+POWER([.G22]-[.H26];2))/5" office:value-type="float" office:value="0.0000674752179324869" calcext:value-type="float">
            <text:p>6.74752179324869E-05</text:p>
          </table:table-cell>
          <table:table-cell table:formula="of:=(([.C26]-[.D26])*([.G26]-[.H26])+([.C25]-[.D26])*([.G25]-[.H26])+([.C24]-[.D26])*([.G24]-[.H26])+([.C23]-[.D26])*([.G23]-[.H26])+([.C22]-[.D26])*([.G22]-[.H26]))/5" office:value-type="float" office:value="0.0000327121525627936" calcext:value-type="float">
            <text:p>3.27121525627936E-05</text:p>
          </table:table-cell>
          <table:table-cell table:formula="of:=[.J26]/(SQRT([.E26])*SQRT([.I26]))" office:value-type="float" office:value="0.421201749729556" calcext:value-type="float">
            <text:p>0.42120174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2" calcext:value-type="float">
            <text:p>9.95758653277912E-05</text:p>
          </table:table-cell>
          <table:table-cell office:value-type="float" office:value="30.3" calcext:value-type="float">
            <text:p>30.3</text:p>
          </table:table-cell>
          <table:table-cell table:formula="of:=[.F27]/[.F26]-1" office:value-type="float" office:value="0.0271186440677966" calcext:value-type="float">
            <text:p>0.0271</text:p>
          </table:table-cell>
          <table:table-cell table:formula="of:=AVERAGE([.G23:.G27])" office:value-type="float" office:value="-0.00567879243194591" calcext:value-type="float">
            <text:p>-0.0057</text:p>
          </table:table-cell>
          <table:table-cell table:formula="of:=(POWER([.G27]-[.H27];2)+POWER([.G26]-[.H27];2)+POWER([.G25]-[.H27];2)+POWER([.G24]-[.H27];2)+POWER([.G23]-[.H27];2))/5" office:value-type="float" office:value="0.000318132039546664" calcext:value-type="float">
            <text:p>0.000318132</text:p>
          </table:table-cell>
          <table:table-cell table:formula="of:=(([.C27]-[.D27])*([.G27]-[.H27])+([.C26]-[.D27])*([.G26]-[.H27])+([.C25]-[.D27])*([.G25]-[.H27])+([.C24]-[.D27])*([.G24]-[.H27])+([.C23]-[.D27])*([.G23]-[.H27]))/5" office:value-type="float" office:value="0.000121199488391376" calcext:value-type="float">
            <text:p>0.0001211995</text:p>
          </table:table-cell>
          <table:table-cell table:formula="of:=[.J27]/(SQRT([.E27])*SQRT([.I27]))" office:value-type="float" office:value="0.680957546417628" calcext:value-type="float">
            <text:p>0.68095754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office:value-type="float" office:value="32.1" calcext:value-type="float">
            <text:p>32.1</text:p>
          </table:table-cell>
          <table:table-cell table:formula="of:=[.F28]/[.F27]-1" office:value-type="float" office:value="0.0594059405940595" calcext:value-type="float">
            <text:p>0.0594</text:p>
          </table:table-cell>
          <table:table-cell table:formula="of:=AVERAGE([.G24:.G28])" office:value-type="float" office:value="0.0068434213278916" calcext:value-type="float">
            <text:p>0.0068</text:p>
          </table:table-cell>
          <table:table-cell table:formula="of:=(POWER([.G28]-[.H28];2)+POWER([.G27]-[.H28];2)+POWER([.G26]-[.H28];2)+POWER([.G25]-[.H28];2)+POWER([.G24]-[.H28];2))/5" office:value-type="float" office:value="0.00100730689377147" calcext:value-type="float">
            <text:p>0.0010073069</text:p>
          </table:table-cell>
          <table:table-cell table:formula="of:=(([.C28]-[.D28])*([.G28]-[.H28])+([.C27]-[.D28])*([.G27]-[.H28])+([.C26]-[.D28])*([.G26]-[.H28])+([.C25]-[.D28])*([.G25]-[.H28])+([.C24]-[.D28])*([.G24]-[.H28]))/5" office:value-type="float" office:value="-0.000116150839188655" calcext:value-type="float">
            <text:p>-0.0001161508</text:p>
          </table:table-cell>
          <table:table-cell table:formula="of:=[.J28]/(SQRT([.E28])*SQRT([.I28]))" office:value-type="float" office:value="-0.281577143874604" calcext:value-type="float">
            <text:p>-0.28157714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office:value-type="float" office:value="32.4" calcext:value-type="float">
            <text:p>32.4</text:p>
          </table:table-cell>
          <table:table-cell table:formula="of:=[.F29]/[.F28]-1" office:value-type="float" office:value="0.00934579439252325" calcext:value-type="float">
            <text:p>0.0093</text:p>
          </table:table-cell>
          <table:table-cell table:formula="of:=AVERAGE([.G25:.G29])" office:value-type="float" office:value="0.0125711011067178" calcext:value-type="float">
            <text:p>0.0126</text:p>
          </table:table-cell>
          <table:table-cell table:formula="of:=(POWER([.G29]-[.H29];2)+POWER([.G28]-[.H29];2)+POWER([.G27]-[.H29];2)+POWER([.G26]-[.H29];2)+POWER([.G25]-[.H29];2))/5" office:value-type="float" office:value="0.000839134583081564" calcext:value-type="float">
            <text:p>0.0008391346</text:p>
          </table:table-cell>
          <table:table-cell table:formula="of:=(([.C29]-[.D29])*([.G29]-[.H29])+([.C28]-[.D29])*([.G28]-[.H29])+([.C27]-[.D29])*([.G27]-[.H29])+([.C26]-[.D29])*([.G26]-[.H29])+([.C25]-[.D29])*([.G25]-[.H29]))/5" office:value-type="float" office:value="-0.000129036433424244" calcext:value-type="float">
            <text:p>-0.0001290364</text:p>
          </table:table-cell>
          <table:table-cell table:formula="of:=[.J29]/(SQRT([.E29])*SQRT([.I29]))" office:value-type="float" office:value="-0.256455651954378" calcext:value-type="float">
            <text:p>-0.2564556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office:value-type="float" office:value="33" calcext:value-type="float">
            <text:p>33</text:p>
          </table:table-cell>
          <table:table-cell table:formula="of:=[.F30]/[.F29]-1" office:value-type="float" office:value="0.0185185185185186" calcext:value-type="float">
            <text:p>0.0185</text:p>
          </table:table-cell>
          <table:table-cell table:formula="of:=AVERAGE([.G26:.G30])" office:value-type="float" office:value="0.0182420179251756" calcext:value-type="float">
            <text:p>0.0182</text:p>
          </table:table-cell>
          <table:table-cell table:formula="of:=(POWER([.G30]-[.H30];2)+POWER([.G29]-[.H30];2)+POWER([.G28]-[.H30];2)+POWER([.G27]-[.H30];2)+POWER([.G26]-[.H30];2))/5" office:value-type="float" office:value="0.000713633416564298" calcext:value-type="float">
            <text:p>0.0007136334</text:p>
          </table:table-cell>
          <table:table-cell table:formula="of:=(([.C30]-[.D30])*([.G30]-[.H30])+([.C29]-[.D30])*([.G29]-[.H30])+([.C28]-[.D30])*([.G28]-[.H30])+([.C27]-[.D30])*([.G27]-[.H30])+([.C26]-[.D30])*([.G26]-[.H30]))/5" office:value-type="float" office:value="-0.000214172255789853" calcext:value-type="float">
            <text:p>-0.0002141723</text:p>
          </table:table-cell>
          <table:table-cell table:formula="of:=[.J30]/(SQRT([.E30])*SQRT([.I30]))" office:value-type="float" office:value="-0.408463240403382" calcext:value-type="float">
            <text:p>-0.40846324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office:value-type="float" office:value="33.4" calcext:value-type="float">
            <text:p>33.4</text:p>
          </table:table-cell>
          <table:table-cell table:formula="of:=[.F31]/[.F30]-1" office:value-type="float" office:value="0.012121212121212" calcext:value-type="float">
            <text:p>0.0121</text:p>
          </table:table-cell>
          <table:table-cell table:formula="of:=AVERAGE([.G27:.G31])" office:value-type="float" office:value="0.025302021938822" calcext:value-type="float">
            <text:p>0.0253</text:p>
          </table:table-cell>
          <table:table-cell table:formula="of:=(POWER([.G31]-[.H31];2)+POWER([.G30]-[.H31];2)+POWER([.G29]-[.H31];2)+POWER([.G28]-[.H31];2)+POWER([.G27]-[.H31];2))/5" office:value-type="float" office:value="0.000328145649442614" calcext:value-type="float">
            <text:p>0.0003281456</text:p>
          </table:table-cell>
          <table:table-cell table:formula="of:=(([.C31]-[.D31])*([.G31]-[.H31])+([.C30]-[.D31])*([.G30]-[.H31])+([.C29]-[.D31])*([.G29]-[.H31])+([.C28]-[.D31])*([.G28]-[.H31])+([.C27]-[.D31])*([.G27]-[.H31]))/5" office:value-type="float" office:value="-0.000177334441351409" calcext:value-type="float">
            <text:p>-0.0001773344</text:p>
          </table:table-cell>
          <table:table-cell table:formula="of:=[.J31]/(SQRT([.E31])*SQRT([.I31]))" office:value-type="float" office:value="-0.499215620406678" calcext:value-type="float">
            <text:p>-0.4992156204</text:p>
          </table:table-cell>
          <table:table-cell table:number-columns-repeated="4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ulti_di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stddev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stddev return 1</text:p>
          </table:table-cell>
          <table:table-cell office:value-type="string" calcext:value-type="string">
            <text:p>Correlation 0/1</text:p>
          </table:table-cell>
          <table:table-cell office:value-type="string" calcext:value-type="string">
            <text:p>Correlation 1/0</text:p>
          </table:table-cell>
          <table:table-cell office:value-type="string" calcext:value-type="string">
            <text:p>Correlation 0/0</text:p>
          </table:table-cell>
          <table:table-cell office:value-type="string" calcext:value-type="string">
            <text:p>Correlation 1/1</text:p>
          </table:table-cell>
          <table:table-cell office:value-type="string" calcext:value-type="string">
            <text:p>Covariance 0/1</text:p>
          </table:table-cell>
          <table:table-cell office:value-type="string" calcext:value-type="string">
            <text:p>Covariance 0/0</text:p>
          </table:table-cell>
          <table:table-cell office:value-type="string" calcext:value-type="string">
            <text:p>Covariance 1/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4"/>
          <table:table-cell office:value-type="float" office:value="30.5" calcext:value-type="float">
            <text:p>30.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G3]/[.G2]-1" office:value-type="float" office:value="0.0163934426229508" calcext:value-type="float">
            <text:p>0.016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G4]/[.G3]-1" office:value-type="float" office:value="0.032258064516129" calcext:value-type="float">
            <text:p>0.032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formula="of:=[.G5]/[.G4]-1" office:value-type="float" office:value="0.046875" calcext:value-type="float">
            <text:p>0.0469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 table:formula="of:=[.G6]/[.G5]-1" office:value-type="float" office:value="-0.0029850746268657" calcext:value-type="float">
            <text:p>-0.003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255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formula="of:=SQRT([.E7])" office:value-type="float" office:value="0.00320932243475978" calcext:value-type="float">
            <text:p>0.0032093224</text:p>
          </table:table-cell>
          <table:table-cell office:value-type="float" office:value="33" calcext:value-type="float">
            <text:p>33</text:p>
          </table:table-cell>
          <table:table-cell table:formula="of:=[.G7]/[.G6]-1" office:value-type="float" office:value="-0.0119760479041916" calcext:value-type="float">
            <text:p>-0.0120</text:p>
          </table:table-cell>
          <table:table-cell table:formula="of:=AVERAGE([.H3:.H7])" office:value-type="float" office:value="0.0161130769216045" calcext:value-type="float">
            <text:p>0.0161</text:p>
          </table:table-cell>
          <table:table-cell table:formula="of:=(POWER([.H7]-[.I7];2)+POWER([.H6]-[.I7];2)+POWER([.H5]-[.I7];2)+POWER([.H4]-[.I7];2)+POWER([.H3]-[.I7];2))/5" office:value-type="float" office:value="0.000472154693376491" calcext:value-type="float">
            <text:p>0.0004721547</text:p>
          </table:table-cell>
          <table:table-cell table:formula="of:=SQRT([.J7])" office:value-type="float" office:value="0.0217291208606444" calcext:value-type="float">
            <text:p>0.0217291209</text:p>
          </table:table-cell>
          <table:table-cell table:formula="of:=[.P7]/(SQRT([.E7])*SQRT([.J7]))" office:value-type="float" office:value="0.284083288555995" calcext:value-type="float">
            <text:p>0.2840832886</text:p>
          </table:table-cell>
          <table:table-cell table:formula="of:=[.L7]" office:value-type="float" office:value="0.284083288555995" calcext:value-type="float">
            <text:p>0.2840832886</text:p>
          </table:table-cell>
          <table:table-cell table:formula="of:=(POWER([.C7]-[.D7];2)+POWER([.C6]-[.D7];2)+POWER([.C5]-[.D7];2)+POWER([.C4]-[.D7];2)+POWER([.C3]-[.D7];2))/(5*SQRT([.E7])*SQRT([.E7]))" office:value-type="float" office:value="1" calcext:value-type="float">
            <text:p>1</text:p>
          </table:table-cell>
          <table:table-cell table:formula="of:=(POWER([.H7]-[.I7];2)+POWER([.H6]-[.I7];2)+POWER([.H5]-[.I7];2)+POWER([.H4]-[.I7];2)+POWER([.H3]-[.I7];2))/(5*SQRT([.J7])*SQRT([.J7]))" office:value-type="float" office:value="1" calcext:value-type="float">
            <text:p>1</text:p>
          </table:table-cell>
          <table:table-cell table:formula="of:=(([.C7]-[.D7])*([.H7]-[.I7])+([.C6]-[.D7])*([.H6]-[.I7])+([.C5]-[.D7])*([.H5]-[.I7])+([.C4]-[.D7])*([.H4]-[.I7])+([.C3]-[.D7])*([.H3]-[.I7]))/5" office:value-type="float" office:value="0.0000198107626289917" calcext:value-type="float">
            <text:p>1.98107626289917E-05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table:formula="of:=(POWER([.H7]-[.I7];2)+POWER([.H6]-[.I7];2)+POWER([.H5]-[.I7];2)+POWER([.H4]-[.I7];2)+POWER([.H3]-[.I7];2))/5" office:value-type="float" office:value="0.000472154693376491" calcext:value-type="float">
            <text:p>0.0004721547</text:p>
          </table:table-cell>
          <table:table-cell table:formula="of:=SQRT([.E7])*SQRT([.J7])" office:value-type="float" office:value="0.0000697357550656727" calcext:value-type="float">
            <text:p>6.97357550656727E-05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367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table:formula="of:=SQRT([.E8])" office:value-type="float" office:value="0.00363921821012709" calcext:value-type="float">
            <text:p>0.0036392182</text:p>
          </table:table-cell>
          <table:table-cell office:value-type="float" office:value="31.6" calcext:value-type="float">
            <text:p>31.6</text:p>
          </table:table-cell>
          <table:table-cell table:formula="of:=[.G8]/[.G7]-1" office:value-type="float" office:value="-0.0424242424242424" calcext:value-type="float">
            <text:p>-0.0424</text:p>
          </table:table-cell>
          <table:table-cell table:formula="of:=AVERAGE([.H4:.H8])" office:value-type="float" office:value="0.00434953991216587" calcext:value-type="float">
            <text:p>0.0043</text:p>
          </table:table-cell>
          <table:table-cell table:formula="of:=(POWER([.H8]-[.I8];2)+POWER([.H7]-[.I8];2)+POWER([.H6]-[.I8];2)+POWER([.H5]-[.I8];2)+POWER([.H4]-[.I8];2))/5" office:value-type="float" office:value="0.00101908172065829" calcext:value-type="float">
            <text:p>0.0010190817</text:p>
          </table:table-cell>
          <table:table-cell table:formula="of:=SQRT([.J8])" office:value-type="float" office:value="0.0319230593875069" calcext:value-type="float">
            <text:p>0.0319230594</text:p>
          </table:table-cell>
          <table:table-cell table:formula="of:=[.P8]/(SQRT([.E8])*SQRT([.J8]))" office:value-type="float" office:value="-0.245965773281947" calcext:value-type="float">
            <text:p>-0.2459657733</text:p>
          </table:table-cell>
          <table:table-cell table:formula="of:=[.L8]" office:value-type="float" office:value="-0.245965773281947" calcext:value-type="float">
            <text:p>-0.2459657733</text:p>
          </table:table-cell>
          <table:table-cell table:formula="of:=(POWER([.C8]-[.D8];2)+POWER([.C7]-[.D8];2)+POWER([.C6]-[.D8];2)+POWER([.C5]-[.D8];2)+POWER([.C4]-[.D8];2))/(5*SQRT([.E8])*SQRT([.E8]))" office:value-type="float" office:value="1" calcext:value-type="float">
            <text:p>1</text:p>
          </table:table-cell>
          <table:table-cell table:formula="of:=(POWER([.H8]-[.I8];2)+POWER([.H7]-[.I8];2)+POWER([.H6]-[.I8];2)+POWER([.H5]-[.I8];2)+POWER([.H4]-[.I8];2))/(5*SQRT([.J8])*SQRT([.J8]))" office:value-type="float" office:value="1" calcext:value-type="float">
            <text:p>1</text:p>
          </table:table-cell>
          <table:table-cell table:formula="of:=(([.C8]-[.D8])*([.H8]-[.I8])+([.C7]-[.D8])*([.H7]-[.I8])+([.C6]-[.D8])*([.H6]-[.I8])+([.C5]-[.D8])*([.H5]-[.I8])+([.C4]-[.D8])*([.H4]-[.I8]))/5" office:value-type="float" office:value="-0.0000285750685570594" calcext:value-type="float">
            <text:p>-2.85750685570594E-05</text:p>
          </table:table-cell>
          <table:table-cell table:formula="of:=(POWER([.C8]-[.D8];2)+POWER([.C7]-[.D8];2)+POWER([.C6]-[.D8];2)+POWER([.C5]-[.D8];2)+POWER([.C4]-[.D8];2))" office:value-type="float" office:value="0.0000662195459046032" calcext:value-type="float">
            <text:p>6.62195459046032E-05</text:p>
          </table:table-cell>
          <table:table-cell table:formula="of:=(POWER([.H8]-[.I8];2)+POWER([.H7]-[.I8];2)+POWER([.H6]-[.I8];2)+POWER([.H5]-[.I8];2)+POWER([.H4]-[.I8];2))" office:value-type="float" office:value="0.00509540860329146" calcext:value-type="float">
            <text:p>0.0050954086</text:p>
          </table:table-cell>
          <table:table-cell table:formula="of:=SQRT([.E8])*SQRT([.J8])" office:value-type="float" office:value="0.000116174979045984" calcext:value-type="float">
            <text:p>0.000116175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158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table:formula="of:=SQRT([.E9])" office:value-type="float" office:value="0.00383163272272703" calcext:value-type="float">
            <text:p>0.0038316327</text:p>
          </table:table-cell>
          <table:table-cell office:value-type="float" office:value="30.5" calcext:value-type="float">
            <text:p>30.5</text:p>
          </table:table-cell>
          <table:table-cell table:formula="of:=[.G9]/[.G8]-1" office:value-type="float" office:value="-0.0348101265822786" calcext:value-type="float">
            <text:p>-0.0348</text:p>
          </table:table-cell>
          <table:table-cell table:formula="of:=AVERAGE([.H5:.H9])" office:value-type="float" office:value="-0.00906409830751564" calcext:value-type="float">
            <text:p>-0.0091</text:p>
          </table:table-cell>
          <table:table-cell table:formula="of:=(POWER([.H9]-[.I9];2)+POWER([.H8]-[.I9];2)+POWER([.H7]-[.I9];2)+POWER([.H6]-[.I9];2)+POWER([.H5]-[.I9];2))/5" office:value-type="float" office:value="0.00099007477724701" calcext:value-type="float">
            <text:p>0.0009900748</text:p>
          </table:table-cell>
          <table:table-cell table:formula="of:=SQRT([.J9])" office:value-type="float" office:value="0.031465453711126" calcext:value-type="float">
            <text:p>0.0314654537</text:p>
          </table:table-cell>
          <table:table-cell table:formula="of:=[.P9]/(SQRT([.E9])*SQRT([.J9]))" office:value-type="float" office:value="-0.240636278496795" calcext:value-type="float">
            <text:p>-0.2406362785</text:p>
          </table:table-cell>
          <table:table-cell table:formula="of:=[.L9]" office:value-type="float" office:value="-0.240636278496795" calcext:value-type="float">
            <text:p>-0.2406362785</text:p>
          </table:table-cell>
          <table:table-cell table:formula="of:=(POWER([.C9]-[.D9];2)+POWER([.C8]-[.D9];2)+POWER([.C7]-[.D9];2)+POWER([.C6]-[.D9];2)+POWER([.C5]-[.D9];2))/(5*SQRT([.E9])*SQRT([.E9]))" office:value-type="float" office:value="1" calcext:value-type="float">
            <text:p>1</text:p>
          </table:table-cell>
          <table:table-cell table:formula="of:=(POWER([.H9]-[.I9];2)+POWER([.H8]-[.I9];2)+POWER([.H7]-[.I9];2)+POWER([.H6]-[.I9];2)+POWER([.H5]-[.I9];2))/(5*SQRT([.J9])*SQRT([.J9]))" office:value-type="float" office:value="1" calcext:value-type="float">
            <text:p>1</text:p>
          </table:table-cell>
          <table:table-cell table:formula="of:=(([.C9]-[.D9])*([.H9]-[.I9])+([.C8]-[.D9])*([.H8]-[.I9])+([.C7]-[.D9])*([.H7]-[.I9])+([.C6]-[.D9])*([.H6]-[.I9])+([.C5]-[.D9])*([.H5]-[.I9]))/5" office:value-type="float" office:value="-0.0000290120872181853" calcext:value-type="float">
            <text:p>-2.90120872181853E-05</text:p>
          </table:table-cell>
          <table:table-cell table:formula="of:=(POWER([.C9]-[.D9];2)+POWER([.C8]-[.D9];2)+POWER([.C7]-[.D9];2)+POWER([.C6]-[.D9];2)+POWER([.C5]-[.D9];2))" office:value-type="float" office:value="0.0000734070466093629" calcext:value-type="float">
            <text:p>0.000073407</text:p>
          </table:table-cell>
          <table:table-cell table:formula="of:=(POWER([.H9]-[.I9];2)+POWER([.H8]-[.I9];2)+POWER([.H7]-[.I9];2)+POWER([.H6]-[.I9];2)+POWER([.H5]-[.I9];2))" office:value-type="float" office:value="0.00495037388623505" calcext:value-type="float">
            <text:p>0.0049503739</text:p>
          </table:table-cell>
          <table:table-cell table:formula="of:=SQRT([.E9])*SQRT([.J9])" office:value-type="float" office:value="0.000120564062075003" calcext:value-type="float">
            <text:p>0.0001205641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48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table:formula="of:=SQRT([.E10])" office:value-type="float" office:value="0.00593802243334572" calcext:value-type="float">
            <text:p>0.0059380224</text:p>
          </table:table-cell>
          <table:table-cell office:value-type="float" office:value="30.2" calcext:value-type="float">
            <text:p>30.2</text:p>
          </table:table-cell>
          <table:table-cell table:formula="of:=[.G10]/[.G9]-1" office:value-type="float" office:value="-0.00983606557377048" calcext:value-type="float">
            <text:p>-0.0098</text:p>
          </table:table-cell>
          <table:table-cell table:formula="of:=AVERAGE([.H6:.H10])" office:value-type="float" office:value="-0.0204063114222697" calcext:value-type="float">
            <text:p>-0.0204</text:p>
          </table:table-cell>
          <table:table-cell table:formula="of:=(POWER([.H10]-[.I10];2)+POWER([.H9]-[.I10];2)+POWER([.H8]-[.I10];2)+POWER([.H7]-[.I10];2)+POWER([.H6]-[.I10];2))/5" office:value-type="float" office:value="0.000235711621706964" calcext:value-type="float">
            <text:p>0.0002357116</text:p>
          </table:table-cell>
          <table:table-cell table:formula="of:=SQRT([.J10])" office:value-type="float" office:value="0.0153529027127434" calcext:value-type="float">
            <text:p>0.0153529027</text:p>
          </table:table-cell>
          <table:table-cell table:formula="of:=[.P10]/(SQRT([.E10])*SQRT([.J10]))" office:value-type="float" office:value="-0.723444256461135" calcext:value-type="float">
            <text:p>-0.7234442565</text:p>
          </table:table-cell>
          <table:table-cell table:formula="of:=[.L10]" office:value-type="float" office:value="-0.723444256461135" calcext:value-type="float">
            <text:p>-0.7234442565</text:p>
          </table:table-cell>
          <table:table-cell table:formula="of:=(POWER([.C10]-[.D10];2)+POWER([.C9]-[.D10];2)+POWER([.C8]-[.D10];2)+POWER([.C7]-[.D10];2)+POWER([.C6]-[.D10];2))/(5*SQRT([.E10])*SQRT([.E10]))" office:value-type="float" office:value="1" calcext:value-type="float">
            <text:p>1</text:p>
          </table:table-cell>
          <table:table-cell table:formula="of:=(POWER([.H10]-[.I10];2)+POWER([.H9]-[.I10];2)+POWER([.H8]-[.I10];2)+POWER([.H7]-[.I10];2)+POWER([.H6]-[.I10];2))/(5*SQRT([.J10])*SQRT([.J10]))" office:value-type="float" office:value="1" calcext:value-type="float">
            <text:p>1</text:p>
          </table:table-cell>
          <table:table-cell table:formula="of:=(([.C10]-[.D10])*([.H10]-[.I10])+([.C9]-[.D10])*([.H9]-[.I10])+([.C8]-[.D10])*([.H8]-[.I10])+([.C7]-[.D10])*([.H7]-[.I10])+([.C6]-[.D10])*([.H6]-[.I10]))/5" office:value-type="float" office:value="-0.0000659534327958992" calcext:value-type="float">
            <text:p>-6.59534327958992E-05</text:p>
          </table:table-cell>
          <table:table-cell table:formula="of:=(POWER([.C10]-[.D10];2)+POWER([.C9]-[.D10];2)+POWER([.C8]-[.D10];2)+POWER([.C7]-[.D10];2)+POWER([.C6]-[.D10];2))" office:value-type="float" office:value="0.000176300552094585" calcext:value-type="float">
            <text:p>0.0001763006</text:p>
          </table:table-cell>
          <table:table-cell table:formula="of:=(POWER([.H10]-[.I10];2)+POWER([.H9]-[.I10];2)+POWER([.H8]-[.I10];2)+POWER([.H7]-[.I10];2)+POWER([.H6]-[.I10];2))" office:value-type="float" office:value="0.00117855810853482" calcext:value-type="float">
            <text:p>0.0011785581</text:p>
          </table:table-cell>
          <table:table-cell table:formula="of:=SQRT([.E10])*SQRT([.J10])" office:value-type="float" office:value="0.0000911658807252448" calcext:value-type="float">
            <text:p>9.11658807252448E-05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08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table:formula="of:=SQRT([.E11])" office:value-type="float" office:value="0.00596951137249621" calcext:value-type="float">
            <text:p>0.0059695114</text:p>
          </table:table-cell>
          <table:table-cell office:value-type="float" office:value="32.3" calcext:value-type="float">
            <text:p>32.3</text:p>
          </table:table-cell>
          <table:table-cell table:formula="of:=[.G11]/[.G10]-1" office:value-type="float" office:value="0.0695364238410596" calcext:value-type="float">
            <text:p>0.0695</text:p>
          </table:table-cell>
          <table:table-cell table:formula="of:=AVERAGE([.H7:.H11])" office:value-type="float" office:value="-0.00590201172868468" calcext:value-type="float">
            <text:p>-0.0059</text:p>
          </table:table-cell>
          <table:table-cell table:formula="of:=(POWER([.H11]-[.I11];2)+POWER([.H10]-[.I11];2)+POWER([.H9]-[.I11];2)+POWER([.H8]-[.I11];2)+POWER([.H7]-[.I11];2))/5" office:value-type="float" office:value="0.0015825761391392" calcext:value-type="float">
            <text:p>0.0015825761</text:p>
          </table:table-cell>
          <table:table-cell table:formula="of:=SQRT([.J11])" office:value-type="float" office:value="0.0397816055374742" calcext:value-type="float">
            <text:p>0.0397816055</text:p>
          </table:table-cell>
          <table:table-cell table:formula="of:=[.P11]/(SQRT([.E11])*SQRT([.J11]))" office:value-type="float" office:value="-0.175595268748522" calcext:value-type="float">
            <text:p>-0.1755952687</text:p>
          </table:table-cell>
          <table:table-cell table:formula="of:=[.L11]" office:value-type="float" office:value="-0.175595268748522" calcext:value-type="float">
            <text:p>-0.1755952687</text:p>
          </table:table-cell>
          <table:table-cell table:formula="of:=(POWER([.C11]-[.D11];2)+POWER([.C10]-[.D11];2)+POWER([.C9]-[.D11];2)+POWER([.C8]-[.D11];2)+POWER([.C7]-[.D11];2))/(5*SQRT([.E11])*SQRT([.E11]))" office:value-type="float" office:value="1" calcext:value-type="float">
            <text:p>1</text:p>
          </table:table-cell>
          <table:table-cell table:formula="of:=(POWER([.H11]-[.I11];2)+POWER([.H10]-[.I11];2)+POWER([.H9]-[.I11];2)+POWER([.H8]-[.I11];2)+POWER([.H7]-[.I11];2))/(5*SQRT([.J11])*SQRT([.J11]))" office:value-type="float" office:value="1" calcext:value-type="float">
            <text:p>1</text:p>
          </table:table-cell>
          <table:table-cell table:formula="of:=(([.C11]-[.D11])*([.H11]-[.I11])+([.C10]-[.D11])*([.H10]-[.I11])+([.C9]-[.D11])*([.H9]-[.I11])+([.C8]-[.D11])*([.H8]-[.I11])+([.C7]-[.D11])*([.H7]-[.I11]))/5" office:value-type="float" office:value="-0.0000416997931534138" calcext:value-type="float">
            <text:p>-4.16997931534138E-05</text:p>
          </table:table-cell>
          <table:table-cell table:formula="of:=(POWER([.C11]-[.D11];2)+POWER([.C10]-[.D11];2)+POWER([.C9]-[.D11];2)+POWER([.C8]-[.D11];2)+POWER([.C7]-[.D11];2))" office:value-type="float" office:value="0.000178175330131808" calcext:value-type="float">
            <text:p>0.0001781753</text:p>
          </table:table-cell>
          <table:table-cell table:formula="of:=(POWER([.H11]-[.I11];2)+POWER([.H10]-[.I11];2)+POWER([.H9]-[.I11];2)+POWER([.H8]-[.I11];2)+POWER([.H7]-[.I11];2))" office:value-type="float" office:value="0.00791288069569598" calcext:value-type="float">
            <text:p>0.0079128807</text:p>
          </table:table-cell>
          <table:table-cell table:formula="of:=SQRT([.E11])*SQRT([.J11])" office:value-type="float" office:value="0.00023747674667211" calcext:value-type="float">
            <text:p>0.0002374767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table:formula="of:=SQRT([.E12])" office:value-type="float" office:value="0.00659416992449494" calcext:value-type="float">
            <text:p>0.0065941699</text:p>
          </table:table-cell>
          <table:table-cell office:value-type="float" office:value="33" calcext:value-type="float">
            <text:p>33</text:p>
          </table:table-cell>
          <table:table-cell table:formula="of:=[.G12]/[.G11]-1" office:value-type="float" office:value="0.021671826625387" calcext:value-type="float">
            <text:p>0.0217</text:p>
          </table:table-cell>
          <table:table-cell table:formula="of:=AVERAGE([.H8:.H12])" office:value-type="float" office:value="0.00082756317723105" calcext:value-type="float">
            <text:p>0.0008</text:p>
          </table:table-cell>
          <table:table-cell table:formula="of:=(POWER([.H12]-[.I12];2)+POWER([.H11]-[.I12];2)+POWER([.H10]-[.I12];2)+POWER([.H9]-[.I12];2)+POWER([.H8]-[.I12];2))/5" office:value-type="float" office:value="0.00168197348994789" calcext:value-type="float">
            <text:p>0.0016819735</text:p>
          </table:table-cell>
          <table:table-cell table:formula="of:=SQRT([.J12])" office:value-type="float" office:value="0.0410118701103459" calcext:value-type="float">
            <text:p>0.0410118701</text:p>
          </table:table-cell>
          <table:table-cell table:formula="of:=[.P12]/(SQRT([.E12])*SQRT([.J12]))" office:value-type="float" office:value="-0.297434615357407" calcext:value-type="float">
            <text:p>-0.2974346154</text:p>
          </table:table-cell>
          <table:table-cell table:formula="of:=[.L12]" office:value-type="float" office:value="-0.297434615357407" calcext:value-type="float">
            <text:p>-0.2974346154</text:p>
          </table:table-cell>
          <table:table-cell table:formula="of:=(POWER([.C12]-[.D12];2)+POWER([.C11]-[.D12];2)+POWER([.C10]-[.D12];2)+POWER([.C9]-[.D12];2)+POWER([.C8]-[.D12];2))/(5*SQRT([.E12])*SQRT([.E12]))" office:value-type="float" office:value="1" calcext:value-type="float">
            <text:p>1</text:p>
          </table:table-cell>
          <table:table-cell table:formula="of:=(POWER([.H12]-[.I12];2)+POWER([.H11]-[.I12];2)+POWER([.H10]-[.I12];2)+POWER([.H9]-[.I12];2)+POWER([.H8]-[.I12];2))/(5*SQRT([.J12])*SQRT([.J12]))" office:value-type="float" office:value="1" calcext:value-type="float">
            <text:p>1</text:p>
          </table:table-cell>
          <table:table-cell table:formula="of:=(([.C12]-[.D12])*([.H12]-[.I12])+([.C11]-[.D12])*([.H11]-[.I12])+([.C10]-[.D12])*([.H10]-[.I12])+([.C9]-[.D12])*([.H9]-[.I12])+([.C8]-[.D12])*([.H8]-[.I12]))/5" office:value-type="float" office:value="-0.0000804379914545298" calcext:value-type="float">
            <text:p>-0.000080438</text:p>
          </table:table-cell>
          <table:table-cell table:formula="of:=(POWER([.C12]-[.D12];2)+POWER([.C11]-[.D12];2)+POWER([.C10]-[.D12];2)+POWER([.C9]-[.D12];2)+POWER([.C8]-[.D12];2))" office:value-type="float" office:value="0.000217415384965568" calcext:value-type="float">
            <text:p>0.0002174154</text:p>
          </table:table-cell>
          <table:table-cell table:formula="of:=(POWER([.H12]-[.I12];2)+POWER([.H11]-[.I12];2)+POWER([.H10]-[.I12];2)+POWER([.H9]-[.I12];2)+POWER([.H8]-[.I12];2))" office:value-type="float" office:value="0.00840986744973943" calcext:value-type="float">
            <text:p>0.0084098674</text:p>
          </table:table-cell>
          <table:table-cell table:formula="of:=SQRT([.E12])*SQRT([.J12])" office:value-type="float" office:value="0.000270439240428936" calcext:value-type="float">
            <text:p>0.0002704392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466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table:formula="of:=SQRT([.E13])" office:value-type="float" office:value="0.0077956561588362" calcext:value-type="float">
            <text:p>0.0077956562</text:p>
          </table:table-cell>
          <table:table-cell office:value-type="float" office:value="33.6" calcext:value-type="float">
            <text:p>33.6</text:p>
          </table:table-cell>
          <table:table-cell table:formula="of:=[.G13]/[.G12]-1" office:value-type="float" office:value="0.0181818181818183" calcext:value-type="float">
            <text:p>0.0182</text:p>
          </table:table-cell>
          <table:table-cell table:formula="of:=AVERAGE([.H9:.H13])" office:value-type="float" office:value="0.0129487752984432" calcext:value-type="float">
            <text:p>0.0129</text:p>
          </table:table-cell>
          <table:table-cell table:formula="of:=(POWER([.H13]-[.I13];2)+POWER([.H12]-[.I13];2)+POWER([.H11]-[.I13];2)+POWER([.H10]-[.I13];2)+POWER([.H9]-[.I13];2))/5" office:value-type="float" office:value="0.00122114000245579" calcext:value-type="float">
            <text:p>0.00122114</text:p>
          </table:table-cell>
          <table:table-cell table:formula="of:=SQRT([.J13])" office:value-type="float" office:value="0.0349448136703544" calcext:value-type="float">
            <text:p>0.0349448137</text:p>
          </table:table-cell>
          <table:table-cell table:formula="of:=[.P13]/(SQRT([.E13])*SQRT([.J13]))" office:value-type="float" office:value="-0.0789526290210558" calcext:value-type="float">
            <text:p>-0.078952629</text:p>
          </table:table-cell>
          <table:table-cell table:formula="of:=[.L13]" office:value-type="float" office:value="-0.0789526290210558" calcext:value-type="float">
            <text:p>-0.078952629</text:p>
          </table:table-cell>
          <table:table-cell table:formula="of:=(POWER([.C13]-[.D13];2)+POWER([.C12]-[.D13];2)+POWER([.C11]-[.D13];2)+POWER([.C10]-[.D13];2)+POWER([.C9]-[.D13];2))/(5*SQRT([.E13])*SQRT([.E13]))" office:value-type="float" office:value="1" calcext:value-type="float">
            <text:p>1</text:p>
          </table:table-cell>
          <table:table-cell table:formula="of:=(POWER([.H13]-[.I13];2)+POWER([.H12]-[.I13];2)+POWER([.H11]-[.I13];2)+POWER([.H10]-[.I13];2)+POWER([.H9]-[.I13];2))/(5*SQRT([.J13])*SQRT([.J13]))" office:value-type="float" office:value="1" calcext:value-type="float">
            <text:p>1</text:p>
          </table:table-cell>
          <table:table-cell table:formula="of:=(([.C13]-[.D13])*([.H13]-[.I13])+([.C12]-[.D13])*([.H12]-[.I13])+([.C11]-[.D13])*([.H11]-[.I13])+([.C10]-[.D13])*([.H10]-[.I13])+([.C9]-[.D13])*([.H9]-[.I13]))/5" office:value-type="float" office:value="-0.0000215080977051961" calcext:value-type="float">
            <text:p>-2.15080977051961E-05</text:p>
          </table:table-cell>
          <table:table-cell table:formula="of:=(POWER([.C13]-[.D13];2)+POWER([.C12]-[.D13];2)+POWER([.C11]-[.D13];2)+POWER([.C10]-[.D13];2)+POWER([.C9]-[.D13];2))" office:value-type="float" office:value="0.000303861274734004" calcext:value-type="float">
            <text:p>0.0003038613</text:p>
          </table:table-cell>
          <table:table-cell table:formula="of:=(POWER([.H13]-[.I13];2)+POWER([.H12]-[.I13];2)+POWER([.H11]-[.I13];2)+POWER([.H10]-[.I13];2)+POWER([.H9]-[.I13];2))" office:value-type="float" office:value="0.00610570001227892" calcext:value-type="float">
            <text:p>0.0061057</text:p>
          </table:table-cell>
          <table:table-cell table:formula="of:=SQRT([.E13])*SQRT([.J13])" office:value-type="float" office:value="0.000272417751908681" calcext:value-type="float">
            <text:p>0.0002724178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23</text:p>
          </table:table-cell>
          <table:table-cell table:formula="of:=(POWER([.C14]-[.D14];2)+POWER([.C13]-[.D14];2)+POWER([.C12]-[.D14];2)+POWER([.C11]-[.D14];2)+POWER([.C10]-[.D14];2))/5" office:value-type="float" office:value="0.0000465929301648432" calcext:value-type="float">
            <text:p>4.65929301648432E-05</text:p>
          </table:table-cell>
          <table:table-cell table:formula="of:=SQRT([.E14])" office:value-type="float" office:value="0.00682590141775013" calcext:value-type="float">
            <text:p>0.0068259014</text:p>
          </table:table-cell>
          <table:table-cell office:value-type="float" office:value="33.8" calcext:value-type="float">
            <text:p>33.8</text:p>
          </table:table-cell>
          <table:table-cell table:formula="of:=[.G14]/[.G13]-1" office:value-type="float" office:value="0.00595238095238093" calcext:value-type="float">
            <text:p>0.0060</text:p>
          </table:table-cell>
          <table:table-cell table:formula="of:=AVERAGE([.H10:.H14])" office:value-type="float" office:value="0.0211012768053751" calcext:value-type="float">
            <text:p>0.0211</text:p>
          </table:table-cell>
          <table:table-cell table:formula="of:=(POWER([.H14]-[.I14];2)+POWER([.H13]-[.I14];2)+POWER([.H12]-[.I14];2)+POWER([.H11]-[.I14];2)+POWER([.H10]-[.I14];2))/5" office:value-type="float" office:value="0.000708284086633899" calcext:value-type="float">
            <text:p>0.0007082841</text:p>
          </table:table-cell>
          <table:table-cell table:formula="of:=SQRT([.J14])" office:value-type="float" office:value="0.0266136071706542" calcext:value-type="float">
            <text:p>0.0266136072</text:p>
          </table:table-cell>
          <table:table-cell table:formula="of:=[.P14]/(SQRT([.E14])*SQRT([.J14]))" office:value-type="float" office:value="0.377080114148563" calcext:value-type="float">
            <text:p>0.3770801141</text:p>
          </table:table-cell>
          <table:table-cell table:formula="of:=[.L14]" office:value-type="float" office:value="0.377080114148563" calcext:value-type="float">
            <text:p>0.3770801141</text:p>
          </table:table-cell>
          <table:table-cell table:formula="of:=(POWER([.C14]-[.D14];2)+POWER([.C13]-[.D14];2)+POWER([.C12]-[.D14];2)+POWER([.C11]-[.D14];2)+POWER([.C10]-[.D14];2))/(5*SQRT([.E14])*SQRT([.E14]))" office:value-type="float" office:value="1" calcext:value-type="float">
            <text:p>1</text:p>
          </table:table-cell>
          <table:table-cell table:formula="of:=(POWER([.H14]-[.I14];2)+POWER([.H13]-[.I14];2)+POWER([.H12]-[.I14];2)+POWER([.H11]-[.I14];2)+POWER([.H10]-[.I14];2))/(5*SQRT([.J14])*SQRT([.J14]))" office:value-type="float" office:value="1" calcext:value-type="float">
            <text:p>1</text:p>
          </table:table-cell>
          <table:table-cell table:formula="of:=(([.C14]-[.D14])*([.H14]-[.I14])+([.C13]-[.D14])*([.H13]-[.I14])+([.C12]-[.D14])*([.H12]-[.I14])+([.C11]-[.D14])*([.H11]-[.I14])+([.C10]-[.D14])*([.H10]-[.I14]))/5" office:value-type="float" office:value="0.000068501074497094" calcext:value-type="float">
            <text:p>6.8501074497094E-05</text:p>
          </table:table-cell>
          <table:table-cell table:formula="of:=(POWER([.C14]-[.D14];2)+POWER([.C13]-[.D14];2)+POWER([.C12]-[.D14];2)+POWER([.C11]-[.D14];2)+POWER([.C10]-[.D14];2))" office:value-type="float" office:value="0.000232964650824216" calcext:value-type="float">
            <text:p>0.0002329647</text:p>
          </table:table-cell>
          <table:table-cell table:formula="of:=(POWER([.H14]-[.I14];2)+POWER([.H13]-[.I14];2)+POWER([.H12]-[.I14];2)+POWER([.H11]-[.I14];2)+POWER([.H10]-[.I14];2))" office:value-type="float" office:value="0.0035414204331695" calcext:value-type="float">
            <text:p>0.0035414204</text:p>
          </table:table-cell>
          <table:table-cell table:formula="of:=SQRT([.E14])*SQRT([.J14])" office:value-type="float" office:value="0.000181661858917614" calcext:value-type="float">
            <text:p>0.0001816619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27</text:p>
          </table:table-cell>
          <table:table-cell table:formula="of:=(POWER([.C15]-[.D15];2)+POWER([.C14]-[.D15];2)+POWER([.C13]-[.D15];2)+POWER([.C12]-[.D15];2)+POWER([.C11]-[.D15];2))/5" office:value-type="float" office:value="0.0000424781945214633" calcext:value-type="float">
            <text:p>4.24781945214633E-05</text:p>
          </table:table-cell>
          <table:table-cell table:formula="of:=SQRT([.E15])" office:value-type="float" office:value="0.00651752978677223" calcext:value-type="float">
            <text:p>0.0065175298</text:p>
          </table:table-cell>
          <table:table-cell office:value-type="float" office:value="34" calcext:value-type="float">
            <text:p>34</text:p>
          </table:table-cell>
          <table:table-cell table:formula="of:=[.G15]/[.G14]-1" office:value-type="float" office:value="0.00591715976331364" calcext:value-type="float">
            <text:p>0.0059</text:p>
          </table:table-cell>
          <table:table-cell table:formula="of:=AVERAGE([.H11:.H15])" office:value-type="float" office:value="0.0242519218727919" calcext:value-type="float">
            <text:p>0.0243</text:p>
          </table:table-cell>
          <table:table-cell table:formula="of:=(POWER([.H15]-[.I15];2)+POWER([.H14]-[.I15];2)+POWER([.H13]-[.I15];2)+POWER([.H12]-[.I15];2)+POWER([.H11]-[.I15];2))/5" office:value-type="float" office:value="0.00055304517366557" calcext:value-type="float">
            <text:p>0.0005530452</text:p>
          </table:table-cell>
          <table:table-cell table:formula="of:=SQRT([.J15])" office:value-type="float" office:value="0.0235169125028259" calcext:value-type="float">
            <text:p>0.0235169125</text:p>
          </table:table-cell>
          <table:table-cell table:formula="of:=[.P15]/(SQRT([.E15])*SQRT([.J15]))" office:value-type="float" office:value="-0.167037345166097" calcext:value-type="float">
            <text:p>-0.1670373452</text:p>
          </table:table-cell>
          <table:table-cell table:formula="of:=[.L15]" office:value-type="float" office:value="-0.167037345166097" calcext:value-type="float">
            <text:p>-0.1670373452</text:p>
          </table:table-cell>
          <table:table-cell table:formula="of:=(POWER([.C15]-[.D15];2)+POWER([.C14]-[.D15];2)+POWER([.C13]-[.D15];2)+POWER([.C12]-[.D15];2)+POWER([.C11]-[.D15];2))/(5*SQRT([.E15])*SQRT([.E15]))" office:value-type="float" office:value="1" calcext:value-type="float">
            <text:p>1</text:p>
          </table:table-cell>
          <table:table-cell table:formula="of:=(POWER([.H15]-[.I15];2)+POWER([.H14]-[.I15];2)+POWER([.H13]-[.I15];2)+POWER([.H12]-[.I15];2)+POWER([.H11]-[.I15];2))/(5*SQRT([.J15])*SQRT([.J15]))" office:value-type="float" office:value="1" calcext:value-type="float">
            <text:p>1</text:p>
          </table:table-cell>
          <table:table-cell table:formula="of:=(([.C15]-[.D15])*([.H15]-[.I15])+([.C14]-[.D15])*([.H14]-[.I15])+([.C13]-[.D15])*([.H13]-[.I15])+([.C12]-[.D15])*([.H12]-[.I15])+([.C11]-[.D15])*([.H11]-[.I15]))/5" office:value-type="float" office:value="-0.0000256021776558594" calcext:value-type="float">
            <text:p>-2.56021776558594E-05</text:p>
          </table:table-cell>
          <table:table-cell table:formula="of:=(POWER([.C15]-[.D15];2)+POWER([.C14]-[.D15];2)+POWER([.C13]-[.D15];2)+POWER([.C12]-[.D15];2)+POWER([.C11]-[.D15];2))" office:value-type="float" office:value="0.000212390972607317" calcext:value-type="float">
            <text:p>0.000212391</text:p>
          </table:table-cell>
          <table:table-cell table:formula="of:=(POWER([.H15]-[.I15];2)+POWER([.H14]-[.I15];2)+POWER([.H13]-[.I15];2)+POWER([.H12]-[.I15];2)+POWER([.H11]-[.I15];2))" office:value-type="float" office:value="0.00276522586832785" calcext:value-type="float">
            <text:p>0.0027652259</text:p>
          </table:table-cell>
          <table:table-cell table:formula="of:=SQRT([.E15])*SQRT([.J15])" office:value-type="float" office:value="0.000153272177730084" calcext:value-type="float">
            <text:p>0.0001532722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11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1</text:p>
          </table:table-cell>
          <table:table-cell table:formula="of:=SQRT([.E16])" office:value-type="float" office:value="0.0134957796850822" calcext:value-type="float">
            <text:p>0.0134957797</text:p>
          </table:table-cell>
          <table:table-cell office:value-type="float" office:value="36" calcext:value-type="float">
            <text:p>36</text:p>
          </table:table-cell>
          <table:table-cell table:formula="of:=[.G16]/[.G15]-1" office:value-type="float" office:value="0.0588235294117647" calcext:value-type="float">
            <text:p>0.0588</text:p>
          </table:table-cell>
          <table:table-cell table:formula="of:=AVERAGE([.H12:.H16])" office:value-type="float" office:value="0.0221093429869329" calcext:value-type="float">
            <text:p>0.0221</text:p>
          </table:table-cell>
          <table:table-cell table:formula="of:=(POWER([.H16]-[.I16];2)+POWER([.H15]-[.I16];2)+POWER([.H14]-[.I16];2)+POWER([.H13]-[.I16];2)+POWER([.H12]-[.I16];2))/5" office:value-type="float" office:value="0.000377356515246385" calcext:value-type="float">
            <text:p>0.0003773565</text:p>
          </table:table-cell>
          <table:table-cell table:formula="of:=SQRT([.J16])" office:value-type="float" office:value="0.0194256664041774" calcext:value-type="float">
            <text:p>0.0194256664</text:p>
          </table:table-cell>
          <table:table-cell table:formula="of:=[.P16]/(SQRT([.E16])*SQRT([.J16]))" office:value-type="float" office:value="0.777262491345772" calcext:value-type="float">
            <text:p>0.7772624913</text:p>
          </table:table-cell>
          <table:table-cell table:formula="of:=[.L16]" office:value-type="float" office:value="0.777262491345772" calcext:value-type="float">
            <text:p>0.7772624913</text:p>
          </table:table-cell>
          <table:table-cell table:formula="of:=(POWER([.C16]-[.D16];2)+POWER([.C15]-[.D16];2)+POWER([.C14]-[.D16];2)+POWER([.C13]-[.D16];2)+POWER([.C12]-[.D16];2))/(5*SQRT([.E16])*SQRT([.E16]))" office:value-type="float" office:value="1" calcext:value-type="float">
            <text:p>1</text:p>
          </table:table-cell>
          <table:table-cell table:formula="of:=(POWER([.H16]-[.I16];2)+POWER([.H15]-[.I16];2)+POWER([.H14]-[.I16];2)+POWER([.H13]-[.I16];2)+POWER([.H12]-[.I16];2))/(5*SQRT([.J16])*SQRT([.J16]))" office:value-type="float" office:value="1" calcext:value-type="float">
            <text:p>1</text:p>
          </table:table-cell>
          <table:table-cell table:formula="of:=(([.C16]-[.D16])*([.H16]-[.I16])+([.C15]-[.D16])*([.H15]-[.I16])+([.C14]-[.D16])*([.H14]-[.I16])+([.C13]-[.D16])*([.H13]-[.I16])+([.C12]-[.D16])*([.H12]-[.I16]))/5" office:value-type="float" office:value="0.000203770643314831" calcext:value-type="float">
            <text:p>0.0002037706</text:p>
          </table:table-cell>
          <table:table-cell table:formula="of:=(POWER([.C16]-[.D16];2)+POWER([.C15]-[.D16];2)+POWER([.C14]-[.D16];2)+POWER([.C13]-[.D16];2)+POWER([.C12]-[.D16];2))" office:value-type="float" office:value="0.00091068034654138" calcext:value-type="float">
            <text:p>0.0009106803</text:p>
          </table:table-cell>
          <table:table-cell table:formula="of:=(POWER([.H16]-[.I16];2)+POWER([.H15]-[.I16];2)+POWER([.H14]-[.I16];2)+POWER([.H13]-[.I16];2)+POWER([.H12]-[.I16];2))" office:value-type="float" office:value="0.00188678257623193" calcext:value-type="float">
            <text:p>0.0018867826</text:p>
          </table:table-cell>
          <table:table-cell table:formula="of:=SQRT([.E16])*SQRT([.J16])" office:value-type="float" office:value="0.00026216451402668" calcext:value-type="float">
            <text:p>0.0002621645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675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8</text:p>
          </table:table-cell>
          <table:table-cell table:formula="of:=SQRT([.E17])" office:value-type="float" office:value="0.0126945573514303" calcext:value-type="float">
            <text:p>0.0126945574</text:p>
          </table:table-cell>
          <table:table-cell office:value-type="float" office:value="34.5" calcext:value-type="float">
            <text:p>34.5</text:p>
          </table:table-cell>
          <table:table-cell table:formula="of:=[.G17]/[.G16]-1" office:value-type="float" office:value="-0.0416666666666666" calcext:value-type="float">
            <text:p>-0.0417</text:p>
          </table:table-cell>
          <table:table-cell table:formula="of:=AVERAGE([.H13:.H17])" office:value-type="float" office:value="0.00944164432852219" calcext:value-type="float">
            <text:p>0.0094</text:p>
          </table:table-cell>
          <table:table-cell table:formula="of:=(POWER([.H17]-[.I17];2)+POWER([.H16]-[.I17];2)+POWER([.H15]-[.I17];2)+POWER([.H14]-[.I17];2)+POWER([.H13]-[.I17];2))/5" office:value-type="float" office:value="0.00103032352329996" calcext:value-type="float">
            <text:p>0.0010303235</text:p>
          </table:table-cell>
          <table:table-cell table:formula="of:=SQRT([.J17])" office:value-type="float" office:value="0.0320986529826403" calcext:value-type="float">
            <text:p>0.032098653</text:p>
          </table:table-cell>
          <table:table-cell table:formula="of:=[.P17]/(SQRT([.E17])*SQRT([.J17]))" office:value-type="float" office:value="0.0925069866926147" calcext:value-type="float">
            <text:p>0.0925069867</text:p>
          </table:table-cell>
          <table:table-cell table:formula="of:=[.L17]" office:value-type="float" office:value="0.0925069866926147" calcext:value-type="float">
            <text:p>0.0925069867</text:p>
          </table:table-cell>
          <table:table-cell table:formula="of:=(POWER([.C17]-[.D17];2)+POWER([.C16]-[.D17];2)+POWER([.C15]-[.D17];2)+POWER([.C14]-[.D17];2)+POWER([.C13]-[.D17];2))/(5*SQRT([.E17])*SQRT([.E17]))" office:value-type="float" office:value="1" calcext:value-type="float">
            <text:p>1</text:p>
          </table:table-cell>
          <table:table-cell table:formula="of:=(POWER([.H17]-[.I17];2)+POWER([.H16]-[.I17];2)+POWER([.H15]-[.I17];2)+POWER([.H14]-[.I17];2)+POWER([.H13]-[.I17];2))/(5*SQRT([.J17])*SQRT([.J17]))" office:value-type="float" office:value="1" calcext:value-type="float">
            <text:p>1</text:p>
          </table:table-cell>
          <table:table-cell table:formula="of:=(([.C17]-[.D17])*([.H17]-[.I17])+([.C16]-[.D17])*([.H16]-[.I17])+([.C15]-[.D17])*([.H15]-[.I17])+([.C14]-[.D17])*([.H14]-[.I17])+([.C13]-[.D17])*([.H13]-[.I17]))/5" office:value-type="float" office:value="0.0000376945796101093" calcext:value-type="float">
            <text:p>3.76945796101093E-05</text:p>
          </table:table-cell>
          <table:table-cell table:formula="of:=(POWER([.C17]-[.D17];2)+POWER([.C16]-[.D17];2)+POWER([.C15]-[.D17];2)+POWER([.C14]-[.D17];2)+POWER([.C13]-[.D17];2))" office:value-type="float" office:value="0.000805758931743765" calcext:value-type="float">
            <text:p>0.0008057589</text:p>
          </table:table-cell>
          <table:table-cell table:formula="of:=(POWER([.H17]-[.I17];2)+POWER([.H16]-[.I17];2)+POWER([.H15]-[.I17];2)+POWER([.H14]-[.I17];2)+POWER([.H13]-[.I17];2))" office:value-type="float" office:value="0.00515161761649982" calcext:value-type="float">
            <text:p>0.0051516176</text:p>
          </table:table-cell>
          <table:table-cell table:formula="of:=SQRT([.E17])*SQRT([.J17])" office:value-type="float" office:value="0.000407478191191787" calcext:value-type="float">
            <text:p>0.0004074782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13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</text:p>
          </table:table-cell>
          <table:table-cell table:formula="of:=SQRT([.E18])" office:value-type="float" office:value="0.0173933991035293" calcext:value-type="float">
            <text:p>0.0173933991</text:p>
          </table:table-cell>
          <table:table-cell office:value-type="float" office:value="33.7" calcext:value-type="float">
            <text:p>33.7</text:p>
          </table:table-cell>
          <table:table-cell table:formula="of:=[.G18]/[.G17]-1" office:value-type="float" office:value="-0.0231884057971014" calcext:value-type="float">
            <text:p>-0.0232</text:p>
          </table:table-cell>
          <table:table-cell table:formula="of:=AVERAGE([.H14:.H18])" office:value-type="float" office:value="0.00116759953273826" calcext:value-type="float">
            <text:p>0.0012</text:p>
          </table:table-cell>
          <table:table-cell table:formula="of:=(POWER([.H18]-[.I18];2)+POWER([.H17]-[.I18];2)+POWER([.H16]-[.I18];2)+POWER([.H15]-[.I18];2)+POWER([.H14]-[.I18];2))/5" office:value-type="float" office:value="0.0011595296124603" calcext:value-type="float">
            <text:p>0.0011595296</text:p>
          </table:table-cell>
          <table:table-cell table:formula="of:=SQRT([.J18])" office:value-type="float" office:value="0.0340518665047938" calcext:value-type="float">
            <text:p>0.0340518665</text:p>
          </table:table-cell>
          <table:table-cell table:formula="of:=[.P18]/(SQRT([.E18])*SQRT([.J18]))" office:value-type="float" office:value="0.336930215153135" calcext:value-type="float">
            <text:p>0.3369302152</text:p>
          </table:table-cell>
          <table:table-cell table:formula="of:=[.L18]" office:value-type="float" office:value="0.336930215153135" calcext:value-type="float">
            <text:p>0.3369302152</text:p>
          </table:table-cell>
          <table:table-cell table:formula="of:=(POWER([.C18]-[.D18];2)+POWER([.C17]-[.D18];2)+POWER([.C16]-[.D18];2)+POWER([.C15]-[.D18];2)+POWER([.C14]-[.D18];2))/(5*SQRT([.E18])*SQRT([.E18]))" office:value-type="float" office:value="1" calcext:value-type="float">
            <text:p>1</text:p>
          </table:table-cell>
          <table:table-cell table:formula="of:=(POWER([.H18]-[.I18];2)+POWER([.H17]-[.I18];2)+POWER([.H16]-[.I18];2)+POWER([.H15]-[.I18];2)+POWER([.H14]-[.I18];2))/(5*SQRT([.J18])*SQRT([.J18]))" office:value-type="float" office:value="1" calcext:value-type="float">
            <text:p>1</text:p>
          </table:table-cell>
          <table:table-cell table:formula="of:=(([.C18]-[.D18])*([.H18]-[.I18])+([.C17]-[.D18])*([.H17]-[.I18])+([.C16]-[.D18])*([.H16]-[.I18])+([.C15]-[.D18])*([.H15]-[.I18])+([.C14]-[.D18])*([.H14]-[.I18]))/5" office:value-type="float" office:value="0.000199556254353001" calcext:value-type="float">
            <text:p>0.0001995563</text:p>
          </table:table-cell>
          <table:table-cell table:formula="of:=(POWER([.C18]-[.D18];2)+POWER([.C17]-[.D18];2)+POWER([.C16]-[.D18];2)+POWER([.C15]-[.D18];2)+POWER([.C14]-[.D18];2))" office:value-type="float" office:value="0.00151265166187327" calcext:value-type="float">
            <text:p>0.0015126517</text:p>
          </table:table-cell>
          <table:table-cell table:formula="of:=(POWER([.H18]-[.I18];2)+POWER([.H17]-[.I18];2)+POWER([.H16]-[.I18];2)+POWER([.H15]-[.I18];2)+POWER([.H14]-[.I18];2))" office:value-type="float" office:value="0.00579764806230149" calcext:value-type="float">
            <text:p>0.0057976481</text:p>
          </table:table-cell>
          <table:table-cell table:formula="of:=SQRT([.E18])*SQRT([.J18])" office:value-type="float" office:value="0.00059227770433798" calcext:value-type="float">
            <text:p>0.0005922777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776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4</text:p>
          </table:table-cell>
          <table:table-cell table:formula="of:=SQRT([.E19])" office:value-type="float" office:value="0.0169069619498882" calcext:value-type="float">
            <text:p>0.0169069619</text:p>
          </table:table-cell>
          <table:table-cell office:value-type="float" office:value="33" calcext:value-type="float">
            <text:p>33</text:p>
          </table:table-cell>
          <table:table-cell table:formula="of:=[.G19]/[.G18]-1" office:value-type="float" office:value="-0.0207715133531158" calcext:value-type="float">
            <text:p>-0.0208</text:p>
          </table:table-cell>
          <table:table-cell table:formula="of:=AVERAGE([.H15:.H19])" office:value-type="float" office:value="-0.00417717932836108" calcext:value-type="float">
            <text:p>-0.0042</text:p>
          </table:table-cell>
          <table:table-cell table:formula="of:=(POWER([.H19]-[.I19];2)+POWER([.H18]-[.I19];2)+POWER([.H17]-[.I19];2)+POWER([.H16]-[.I19];2)+POWER([.H15]-[.I19];2))/5" office:value-type="float" office:value="0.00122264905958314" calcext:value-type="float">
            <text:p>0.0012226491</text:p>
          </table:table-cell>
          <table:table-cell table:formula="of:=SQRT([.J19])" office:value-type="float" office:value="0.0349663990079496" calcext:value-type="float">
            <text:p>0.034966399</text:p>
          </table:table-cell>
          <table:table-cell table:formula="of:=[.P19]/(SQRT([.E19])*SQRT([.J19]))" office:value-type="float" office:value="0.428787695756754" calcext:value-type="float">
            <text:p>0.4287876958</text:p>
          </table:table-cell>
          <table:table-cell table:formula="of:=[.L19]" office:value-type="float" office:value="0.428787695756754" calcext:value-type="float">
            <text:p>0.4287876958</text:p>
          </table:table-cell>
          <table:table-cell table:formula="of:=(POWER([.C19]-[.D19];2)+POWER([.C18]-[.D19];2)+POWER([.C17]-[.D19];2)+POWER([.C16]-[.D19];2)+POWER([.C15]-[.D19];2))/(5*SQRT([.E19])*SQRT([.E19]))" office:value-type="float" office:value="1" calcext:value-type="float">
            <text:p>1</text:p>
          </table:table-cell>
          <table:table-cell table:formula="of:=(POWER([.H19]-[.I19];2)+POWER([.H18]-[.I19];2)+POWER([.H17]-[.I19];2)+POWER([.H16]-[.I19];2)+POWER([.H15]-[.I19];2))/(5*SQRT([.J19])*SQRT([.J19]))" office:value-type="float" office:value="1" calcext:value-type="float">
            <text:p>1</text:p>
          </table:table-cell>
          <table:table-cell table:formula="of:=(([.C19]-[.D19])*([.H19]-[.I19])+([.C18]-[.D19])*([.H18]-[.I19])+([.C17]-[.D19])*([.H17]-[.I19])+([.C16]-[.D19])*([.H16]-[.I19])+([.C15]-[.D19])*([.H15]-[.I19]))/5" office:value-type="float" office:value="0.000253488813686195" calcext:value-type="float">
            <text:p>0.0002534888</text:p>
          </table:table-cell>
          <table:table-cell table:formula="of:=(POWER([.C19]-[.D19];2)+POWER([.C18]-[.D19];2)+POWER([.C17]-[.D19];2)+POWER([.C16]-[.D19];2)+POWER([.C15]-[.D19];2))" office:value-type="float" office:value="0.00142922681187483" calcext:value-type="float">
            <text:p>0.0014292268</text:p>
          </table:table-cell>
          <table:table-cell table:formula="of:=(POWER([.H19]-[.I19];2)+POWER([.H18]-[.I19];2)+POWER([.H17]-[.I19];2)+POWER([.H16]-[.I19];2)+POWER([.H15]-[.I19];2))" office:value-type="float" office:value="0.00611324529791571" calcext:value-type="float">
            <text:p>0.0061132453</text:p>
          </table:table-cell>
          <table:table-cell table:formula="of:=SQRT([.E19])*SQRT([.J19])" office:value-type="float" office:value="0.000591175577552012" calcext:value-type="float">
            <text:p>0.0005911756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28</text:p>
          </table:table-cell>
          <table:table-cell table:formula="of:=(POWER([.C20]-[.D20];2)+POWER([.C19]-[.D20];2)+POWER([.C18]-[.D20];2)+POWER([.C17]-[.D20];2)+POWER([.C16]-[.D20];2))/5" office:value-type="float" office:value="0.000295480179028162" calcext:value-type="float">
            <text:p>0.0002954802</text:p>
          </table:table-cell>
          <table:table-cell table:formula="of:=SQRT([.E20])" office:value-type="float" office:value="0.0171895369055761" calcext:value-type="float">
            <text:p>0.0171895369</text:p>
          </table:table-cell>
          <table:table-cell office:value-type="float" office:value="32.1" calcext:value-type="float">
            <text:p>32.1</text:p>
          </table:table-cell>
          <table:table-cell table:formula="of:=[.G20]/[.G19]-1" office:value-type="float" office:value="-0.0272727272727272" calcext:value-type="float">
            <text:p>-0.0273</text:p>
          </table:table-cell>
          <table:table-cell table:formula="of:=AVERAGE([.H16:.H20])" office:value-type="float" office:value="-0.0108151567355693" calcext:value-type="float">
            <text:p>-0.0108</text:p>
          </table:table-cell>
          <table:table-cell table:formula="of:=(POWER([.H20]-[.I20];2)+POWER([.H19]-[.I20];2)+POWER([.H18]-[.I20];2)+POWER([.H17]-[.I20];2)+POWER([.H16]-[.I20];2))/5" office:value-type="float" office:value="0.0012648880461551" calcext:value-type="float">
            <text:p>0.001264888</text:p>
          </table:table-cell>
          <table:table-cell table:formula="of:=SQRT([.J20])" office:value-type="float" office:value="0.0355652646012243" calcext:value-type="float">
            <text:p>0.0355652646</text:p>
          </table:table-cell>
          <table:table-cell table:formula="of:=[.P20]/(SQRT([.E20])*SQRT([.J20]))" office:value-type="float" office:value="0.469991146811929" calcext:value-type="float">
            <text:p>0.4699911468</text:p>
          </table:table-cell>
          <table:table-cell table:formula="of:=[.L20]" office:value-type="float" office:value="0.469991146811929" calcext:value-type="float">
            <text:p>0.4699911468</text:p>
          </table:table-cell>
          <table:table-cell table:formula="of:=(POWER([.C20]-[.D20];2)+POWER([.C19]-[.D20];2)+POWER([.C18]-[.D20];2)+POWER([.C17]-[.D20];2)+POWER([.C16]-[.D20];2))/(5*SQRT([.E20])*SQRT([.E20]))" office:value-type="float" office:value="1" calcext:value-type="float">
            <text:p>1</text:p>
          </table:table-cell>
          <table:table-cell table:formula="of:=(POWER([.H20]-[.I20];2)+POWER([.H19]-[.I20];2)+POWER([.H18]-[.I20];2)+POWER([.H17]-[.I20];2)+POWER([.H16]-[.I20];2))/(5*SQRT([.J20])*SQRT([.J20]))" office:value-type="float" office:value="1" calcext:value-type="float">
            <text:p>1</text:p>
          </table:table-cell>
          <table:table-cell table:formula="of:=(([.C20]-[.D20])*([.H20]-[.I20])+([.C19]-[.D20])*([.H19]-[.I20])+([.C18]-[.D20])*([.H18]-[.I20])+([.C17]-[.D20])*([.H17]-[.I20])+([.C16]-[.D20])*([.H16]-[.I20]))/5" office:value-type="float" office:value="0.000287329288956762" calcext:value-type="float">
            <text:p>0.0002873293</text:p>
          </table:table-cell>
          <table:table-cell table:formula="of:=(POWER([.C20]-[.D20];2)+POWER([.C19]-[.D20];2)+POWER([.C18]-[.D20];2)+POWER([.C17]-[.D20];2)+POWER([.C16]-[.D20];2))" office:value-type="float" office:value="0.00147740089514081" calcext:value-type="float">
            <text:p>0.0014774009</text:p>
          </table:table-cell>
          <table:table-cell table:formula="of:=(POWER([.H20]-[.I20];2)+POWER([.H19]-[.I20];2)+POWER([.H18]-[.I20];2)+POWER([.H17]-[.I20];2)+POWER([.H16]-[.I20];2))" office:value-type="float" office:value="0.00632444023077548" calcext:value-type="float">
            <text:p>0.0063244402</text:p>
          </table:table-cell>
          <table:table-cell table:formula="of:=SQRT([.E20])*SQRT([.J20])" office:value-type="float" office:value="0.000611350428419323" calcext:value-type="float">
            <text:p>0.0006113504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21</text:p>
          </table:table-cell>
          <table:table-cell table:formula="of:=(POWER([.C21]-[.D21];2)+POWER([.C20]-[.D21];2)+POWER([.C19]-[.D21];2)+POWER([.C18]-[.D21];2)+POWER([.C17]-[.D21];2))/5" office:value-type="float" office:value="0.000242797243750784" calcext:value-type="float">
            <text:p>0.0002427972</text:p>
          </table:table-cell>
          <table:table-cell table:formula="of:=SQRT([.E21])" office:value-type="float" office:value="0.0155819525012363" calcext:value-type="float">
            <text:p>0.0155819525</text:p>
          </table:table-cell>
          <table:table-cell office:value-type="float" office:value="31.3" calcext:value-type="float">
            <text:p>31.3</text:p>
          </table:table-cell>
          <table:table-cell table:formula="of:=[.G21]/[.G20]-1" office:value-type="float" office:value="-0.0249221183800623" calcext:value-type="float">
            <text:p>-0.0249</text:p>
          </table:table-cell>
          <table:table-cell table:formula="of:=AVERAGE([.H17:.H21])" office:value-type="float" office:value="-0.0275642862939347" calcext:value-type="float">
            <text:p>-0.0276</text:p>
          </table:table-cell>
          <table:table-cell table:formula="of:=(POWER([.H21]-[.I21];2)+POWER([.H20]-[.I21];2)+POWER([.H19]-[.I21];2)+POWER([.H18]-[.I21];2)+POWER([.H17]-[.I21];2))/5" office:value-type="float" office:value="0.0000542466568946494" calcext:value-type="float">
            <text:p>5.42466568946494E-05</text:p>
          </table:table-cell>
          <table:table-cell table:formula="of:=SQRT([.J21])" office:value-type="float" office:value="0.00736523298305284" calcext:value-type="float">
            <text:p>0.007365233</text:p>
          </table:table-cell>
          <table:table-cell table:formula="of:=[.P21]/(SQRT([.E21])*SQRT([.J21]))" office:value-type="float" office:value="-0.840135611264612" calcext:value-type="float">
            <text:p>-0.8401356113</text:p>
          </table:table-cell>
          <table:table-cell table:formula="of:=[.L21]" office:value-type="float" office:value="-0.840135611264612" calcext:value-type="float">
            <text:p>-0.8401356113</text:p>
          </table:table-cell>
          <table:table-cell table:formula="of:=(POWER([.C21]-[.D21];2)+POWER([.C20]-[.D21];2)+POWER([.C19]-[.D21];2)+POWER([.C18]-[.D21];2)+POWER([.C17]-[.D21];2))/(5*SQRT([.E21])*SQRT([.E21]))" office:value-type="float" office:value="1" calcext:value-type="float">
            <text:p>1</text:p>
          </table:table-cell>
          <table:table-cell table:formula="of:=(POWER([.H21]-[.I21];2)+POWER([.H20]-[.I21];2)+POWER([.H19]-[.I21];2)+POWER([.H18]-[.I21];2)+POWER([.H17]-[.I21];2))/(5*SQRT([.J21])*SQRT([.J21]))" office:value-type="float" office:value="1" calcext:value-type="float">
            <text:p>1</text:p>
          </table:table-cell>
          <table:table-cell table:formula="of:=(([.C21]-[.D21])*([.H21]-[.I21])+([.C20]-[.D21])*([.H20]-[.I21])+([.C19]-[.D21])*([.H19]-[.I21])+([.C18]-[.D21])*([.H18]-[.I21])+([.C17]-[.D21])*([.H17]-[.I21]))/5" office:value-type="float" office:value="-0.0000964179202095975" calcext:value-type="float">
            <text:p>-9.64179202095975E-05</text:p>
          </table:table-cell>
          <table:table-cell table:formula="of:=(POWER([.C21]-[.D21];2)+POWER([.C20]-[.D21];2)+POWER([.C19]-[.D21];2)+POWER([.C18]-[.D21];2)+POWER([.C17]-[.D21];2))" office:value-type="float" office:value="0.00121398621875392" calcext:value-type="float">
            <text:p>0.0012139862</text:p>
          </table:table-cell>
          <table:table-cell table:formula="of:=(POWER([.H21]-[.I21];2)+POWER([.H20]-[.I21];2)+POWER([.H19]-[.I21];2)+POWER([.H18]-[.I21];2)+POWER([.H17]-[.I21];2))" office:value-type="float" office:value="0.000271233284473247" calcext:value-type="float">
            <text:p>0.0002712333</text:p>
          </table:table-cell>
          <table:table-cell table:formula="of:=SQRT([.E21])*SQRT([.J21])" office:value-type="float" office:value="0.000114764710502468" calcext:value-type="float">
            <text:p>0.0001147647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878</text:p>
          </table:table-cell>
          <table:table-cell table:formula="of:=(POWER([.C22]-[.D22];2)+POWER([.C21]-[.D22];2)+POWER([.C20]-[.D22];2)+POWER([.C19]-[.D22];2)+POWER([.C18]-[.D22];2))/5" office:value-type="float" office:value="0.00008356831169027" calcext:value-type="float">
            <text:p>8.356831169027E-05</text:p>
          </table:table-cell>
          <table:table-cell table:formula="of:=SQRT([.E22])" office:value-type="float" office:value="0.00914157052646152" calcext:value-type="float">
            <text:p>0.0091415705</text:p>
          </table:table-cell>
          <table:table-cell office:value-type="float" office:value="31.2" calcext:value-type="float">
            <text:p>31.2</text:p>
          </table:table-cell>
          <table:table-cell table:formula="of:=[.G22]/[.G21]-1" office:value-type="float" office:value="-0.00319488817891378" calcext:value-type="float">
            <text:p>-0.0032</text:p>
          </table:table-cell>
          <table:table-cell table:formula="of:=AVERAGE([.H18:.H22])" office:value-type="float" office:value="-0.0198699305963841" calcext:value-type="float">
            <text:p>-0.0199</text:p>
          </table:table-cell>
          <table:table-cell table:formula="of:=(POWER([.H22]-[.I22];2)+POWER([.H21]-[.I22];2)+POWER([.H20]-[.I22];2)+POWER([.H19]-[.I22];2)+POWER([.H18]-[.I22];2))/5" office:value-type="float" office:value="0.000074041633756454" calcext:value-type="float">
            <text:p>7.4041633756454E-05</text:p>
          </table:table-cell>
          <table:table-cell table:formula="of:=SQRT([.J22])" office:value-type="float" office:value="0.0086047448397064" calcext:value-type="float">
            <text:p>0.0086047448</text:p>
          </table:table-cell>
          <table:table-cell table:formula="of:=[.P22]/(SQRT([.E22])*SQRT([.J22]))" office:value-type="float" office:value="0.515276895458753" calcext:value-type="float">
            <text:p>0.5152768955</text:p>
          </table:table-cell>
          <table:table-cell table:formula="of:=[.L22]" office:value-type="float" office:value="0.515276895458753" calcext:value-type="float">
            <text:p>0.5152768955</text:p>
          </table:table-cell>
          <table:table-cell table:formula="of:=(POWER([.C22]-[.D22];2)+POWER([.C21]-[.D22];2)+POWER([.C20]-[.D22];2)+POWER([.C19]-[.D22];2)+POWER([.C18]-[.D22];2))/(5*SQRT([.E22])*SQRT([.E22]))" office:value-type="float" office:value="1" calcext:value-type="float">
            <text:p>1</text:p>
          </table:table-cell>
          <table:table-cell table:formula="of:=(POWER([.H22]-[.I22];2)+POWER([.H21]-[.I22];2)+POWER([.H20]-[.I22];2)+POWER([.H19]-[.I22];2)+POWER([.H18]-[.I22];2))/(5*SQRT([.J22])*SQRT([.J22]))" office:value-type="float" office:value="1" calcext:value-type="float">
            <text:p>1</text:p>
          </table:table-cell>
          <table:table-cell table:formula="of:=(([.C22]-[.D22])*([.H22]-[.I22])+([.C21]-[.D22])*([.H21]-[.I22])+([.C20]-[.D22])*([.H20]-[.I22])+([.C19]-[.D22])*([.H19]-[.I22])+([.C18]-[.D22])*([.H18]-[.I22]))/5" office:value-type="float" office:value="0.0000405321349753626" calcext:value-type="float">
            <text:p>4.05321349753626E-05</text:p>
          </table:table-cell>
          <table:table-cell table:formula="of:=(POWER([.C22]-[.D22];2)+POWER([.C21]-[.D22];2)+POWER([.C20]-[.D22];2)+POWER([.C19]-[.D22];2)+POWER([.C18]-[.D22];2))" office:value-type="float" office:value="0.00041784155845135" calcext:value-type="float">
            <text:p>0.0004178416</text:p>
          </table:table-cell>
          <table:table-cell table:formula="of:=(POWER([.H22]-[.I22];2)+POWER([.H21]-[.I22];2)+POWER([.H20]-[.I22];2)+POWER([.H19]-[.I22];2)+POWER([.H18]-[.I22];2))" office:value-type="float" office:value="0.00037020816878227" calcext:value-type="float">
            <text:p>0.0003702082</text:p>
          </table:table-cell>
          <table:table-cell table:formula="of:=SQRT([.E22])*SQRT([.J22])" office:value-type="float" office:value="0.0000786608818143819" calcext:value-type="float">
            <text:p>7.86608818143819E-05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37</text:p>
          </table:table-cell>
          <table:table-cell table:formula="of:=(POWER([.C23]-[.D23];2)+POWER([.C22]-[.D23];2)+POWER([.C21]-[.D23];2)+POWER([.C20]-[.D23];2)+POWER([.C19]-[.D23];2))/5" office:value-type="float" office:value="0.000055782188163492" calcext:value-type="float">
            <text:p>5.5782188163492E-05</text:p>
          </table:table-cell>
          <table:table-cell table:formula="of:=SQRT([.E23])" office:value-type="float" office:value="0.00746874742935467" calcext:value-type="float">
            <text:p>0.0074687474</text:p>
          </table:table-cell>
          <table:table-cell office:value-type="float" office:value="31.1" calcext:value-type="float">
            <text:p>31.1</text:p>
          </table:table-cell>
          <table:table-cell table:formula="of:=[.G23]/[.G22]-1" office:value-type="float" office:value="-0.00320512820512808" calcext:value-type="float">
            <text:p>-0.0032</text:p>
          </table:table-cell>
          <table:table-cell table:formula="of:=AVERAGE([.H19:.H23])" office:value-type="float" office:value="-0.0158732750779894" calcext:value-type="float">
            <text:p>-0.0159</text:p>
          </table:table-cell>
          <table:table-cell table:formula="of:=(POWER([.H23]-[.I23];2)+POWER([.H22]-[.I23];2)+POWER([.H21]-[.I23];2)+POWER([.H20]-[.I23];2)+POWER([.H19]-[.I23];2))/5" office:value-type="float" office:value="0.000111409050640107" calcext:value-type="float">
            <text:p>0.0001114091</text:p>
          </table:table-cell>
          <table:table-cell table:formula="of:=SQRT([.J23])" office:value-type="float" office:value="0.0105550485853977" calcext:value-type="float">
            <text:p>0.0105550486</text:p>
          </table:table-cell>
          <table:table-cell table:formula="of:=[.P23]/(SQRT([.E23])*SQRT([.J23]))" office:value-type="float" office:value="0.445330058120686" calcext:value-type="float">
            <text:p>0.4453300581</text:p>
          </table:table-cell>
          <table:table-cell table:formula="of:=[.L23]" office:value-type="float" office:value="0.445330058120686" calcext:value-type="float">
            <text:p>0.4453300581</text:p>
          </table:table-cell>
          <table:table-cell table:formula="of:=(POWER([.C23]-[.D23];2)+POWER([.C22]-[.D23];2)+POWER([.C21]-[.D23];2)+POWER([.C20]-[.D23];2)+POWER([.C19]-[.D23];2))/(5*SQRT([.E23])*SQRT([.E23]))" office:value-type="float" office:value="1" calcext:value-type="float">
            <text:p>1</text:p>
          </table:table-cell>
          <table:table-cell table:formula="of:=(POWER([.H23]-[.I23];2)+POWER([.H22]-[.I23];2)+POWER([.H21]-[.I23];2)+POWER([.H20]-[.I23];2)+POWER([.H19]-[.I23];2))/(5*SQRT([.J23])*SQRT([.J23]))" office:value-type="float" office:value="1" calcext:value-type="float">
            <text:p>1</text:p>
          </table:table-cell>
          <table:table-cell table:formula="of:=(([.C23]-[.D23])*([.H23]-[.I23])+([.C22]-[.D23])*([.H22]-[.I23])+([.C21]-[.D23])*([.H21]-[.I23])+([.C20]-[.D23])*([.H20]-[.I23])+([.C19]-[.D23])*([.H19]-[.I23]))/5" office:value-type="float" office:value="0.0000351067009042457" calcext:value-type="float">
            <text:p>3.51067009042457E-05</text:p>
          </table:table-cell>
          <table:table-cell table:formula="of:=(POWER([.C23]-[.D23];2)+POWER([.C22]-[.D23];2)+POWER([.C21]-[.D23];2)+POWER([.C20]-[.D23];2)+POWER([.C19]-[.D23];2))" office:value-type="float" office:value="0.00027891094081746" calcext:value-type="float">
            <text:p>0.0002789109</text:p>
          </table:table-cell>
          <table:table-cell table:formula="of:=(POWER([.H23]-[.I23];2)+POWER([.H22]-[.I23];2)+POWER([.H21]-[.I23];2)+POWER([.H20]-[.I23];2)+POWER([.H19]-[.I23];2))" office:value-type="float" office:value="0.000557045253200534" calcext:value-type="float">
            <text:p>0.0005570453</text:p>
          </table:table-cell>
          <table:table-cell table:formula="of:=SQRT([.E23])*SQRT([.J23])" office:value-type="float" office:value="0.000078832991988903" calcext:value-type="float">
            <text:p>0.000078833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480</text:p>
          </table:table-cell>
          <table:table-cell table:formula="of:=(POWER([.C24]-[.D24];2)+POWER([.C23]-[.D24];2)+POWER([.C22]-[.D24];2)+POWER([.C21]-[.D24];2)+POWER([.C20]-[.D24];2))/5" office:value-type="float" office:value="0.0000693846122052762" calcext:value-type="float">
            <text:p>6.93846122052762E-05</text:p>
          </table:table-cell>
          <table:table-cell table:formula="of:=SQRT([.E24])" office:value-type="float" office:value="0.00832974262539223" calcext:value-type="float">
            <text:p>0.0083297426</text:p>
          </table:table-cell>
          <table:table-cell office:value-type="float" office:value="30.5" calcext:value-type="float">
            <text:p>30.5</text:p>
          </table:table-cell>
          <table:table-cell table:formula="of:=[.G24]/[.G23]-1" office:value-type="float" office:value="-0.0192926045016077" calcext:value-type="float">
            <text:p>-0.0193</text:p>
          </table:table-cell>
          <table:table-cell table:formula="of:=AVERAGE([.H20:.H24])" office:value-type="float" office:value="-0.0155774933076878" calcext:value-type="float">
            <text:p>-0.0156</text:p>
          </table:table-cell>
          <table:table-cell table:formula="of:=(POWER([.H24]-[.I24];2)+POWER([.H23]-[.I24];2)+POWER([.H22]-[.I24];2)+POWER([.H21]-[.I24];2)+POWER([.H20]-[.I24];2))/5" office:value-type="float" office:value="0.000108861378885926" calcext:value-type="float">
            <text:p>0.0001088614</text:p>
          </table:table-cell>
          <table:table-cell table:formula="of:=SQRT([.J24])" office:value-type="float" office:value="0.0104336656495177" calcext:value-type="float">
            <text:p>0.0104336656</text:p>
          </table:table-cell>
          <table:table-cell table:formula="of:=[.P24]/(SQRT([.E24])*SQRT([.J24]))" office:value-type="float" office:value="0.519474242536924" calcext:value-type="float">
            <text:p>0.5194742425</text:p>
          </table:table-cell>
          <table:table-cell table:formula="of:=[.L24]" office:value-type="float" office:value="0.519474242536924" calcext:value-type="float">
            <text:p>0.5194742425</text:p>
          </table:table-cell>
          <table:table-cell table:formula="of:=(POWER([.C24]-[.D24];2)+POWER([.C23]-[.D24];2)+POWER([.C22]-[.D24];2)+POWER([.C21]-[.D24];2)+POWER([.C20]-[.D24];2))/(5*SQRT([.E24])*SQRT([.E24]))" office:value-type="float" office:value="1" calcext:value-type="float">
            <text:p>1</text:p>
          </table:table-cell>
          <table:table-cell table:formula="of:=(POWER([.H24]-[.I24];2)+POWER([.H23]-[.I24];2)+POWER([.H22]-[.I24];2)+POWER([.H21]-[.I24];2)+POWER([.H20]-[.I24];2))/(5*SQRT([.J24])*SQRT([.J24]))" office:value-type="float" office:value="1" calcext:value-type="float">
            <text:p>1</text:p>
          </table:table-cell>
          <table:table-cell table:formula="of:=(([.C24]-[.D24])*([.H24]-[.I24])+([.C23]-[.D24])*([.H23]-[.I24])+([.C22]-[.D24])*([.H22]-[.I24])+([.C21]-[.D24])*([.H21]-[.I24])+([.C20]-[.D24])*([.H20]-[.I24]))/5" office:value-type="float" office:value="0.0000451473762905231" calcext:value-type="float">
            <text:p>4.51473762905231E-05</text:p>
          </table:table-cell>
          <table:table-cell table:formula="of:=(POWER([.C24]-[.D24];2)+POWER([.C23]-[.D24];2)+POWER([.C22]-[.D24];2)+POWER([.C21]-[.D24];2)+POWER([.C20]-[.D24];2))" office:value-type="float" office:value="0.000346923061026381" calcext:value-type="float">
            <text:p>0.0003469231</text:p>
          </table:table-cell>
          <table:table-cell table:formula="of:=(POWER([.H24]-[.I24];2)+POWER([.H23]-[.I24];2)+POWER([.H22]-[.I24];2)+POWER([.H21]-[.I24];2)+POWER([.H20]-[.I24];2))" office:value-type="float" office:value="0.00054430689442963" calcext:value-type="float">
            <text:p>0.0005443069</text:p>
          </table:table-cell>
          <table:table-cell table:formula="of:=SQRT([.E24])*SQRT([.J24])" office:value-type="float" office:value="0.0000869097494998784" calcext:value-type="float">
            <text:p>8.69097494998784E-05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378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1</text:p>
          </table:table-cell>
          <table:table-cell table:formula="of:=SQRT([.E25])" office:value-type="float" office:value="0.0100743766757221" calcext:value-type="float">
            <text:p>0.0100743767</text:p>
          </table:table-cell>
          <table:table-cell office:value-type="float" office:value="30.2" calcext:value-type="float">
            <text:p>30.2</text:p>
          </table:table-cell>
          <table:table-cell table:formula="of:=[.G25]/[.G24]-1" office:value-type="float" office:value="-0.00983606557377048" calcext:value-type="float">
            <text:p>-0.0098</text:p>
          </table:table-cell>
          <table:table-cell table:formula="of:=AVERAGE([.H21:.H25])" office:value-type="float" office:value="-0.0120901609678965" calcext:value-type="float">
            <text:p>-0.0121</text:p>
          </table:table-cell>
          <table:table-cell table:formula="of:=(POWER([.H25]-[.I25];2)+POWER([.H24]-[.I25];2)+POWER([.H23]-[.I25];2)+POWER([.H22]-[.I25];2)+POWER([.H21]-[.I25];2))/5" office:value-type="float" office:value="0.0000759369910231281" calcext:value-type="float">
            <text:p>0.000075937</text:p>
          </table:table-cell>
          <table:table-cell table:formula="of:=SQRT([.J25])" office:value-type="float" office:value="0.00871418332508148" calcext:value-type="float">
            <text:p>0.0087141833</text:p>
          </table:table-cell>
          <table:table-cell table:formula="of:=[.P25]/(SQRT([.E25])*SQRT([.J25]))" office:value-type="float" office:value="0.647370065835875" calcext:value-type="float">
            <text:p>0.6473700658</text:p>
          </table:table-cell>
          <table:table-cell table:formula="of:=[.L25]" office:value-type="float" office:value="0.647370065835875" calcext:value-type="float">
            <text:p>0.6473700658</text:p>
          </table:table-cell>
          <table:table-cell table:formula="of:=(POWER([.C25]-[.D25];2)+POWER([.C24]-[.D25];2)+POWER([.C23]-[.D25];2)+POWER([.C22]-[.D25];2)+POWER([.C21]-[.D25];2))/(5*SQRT([.E25])*SQRT([.E25]))" office:value-type="float" office:value="1" calcext:value-type="float">
            <text:p>1</text:p>
          </table:table-cell>
          <table:table-cell table:formula="of:=(POWER([.H25]-[.I25];2)+POWER([.H24]-[.I25];2)+POWER([.H23]-[.I25];2)+POWER([.H22]-[.I25];2)+POWER([.H21]-[.I25];2))/(5*SQRT([.J25])*SQRT([.J25]))" office:value-type="float" office:value="1" calcext:value-type="float">
            <text:p>1</text:p>
          </table:table-cell>
          <table:table-cell table:formula="of:=(([.C25]-[.D25])*([.H25]-[.I25])+([.C24]-[.D25])*([.H24]-[.I25])+([.C23]-[.D25])*([.H23]-[.I25])+([.C22]-[.D25])*([.H22]-[.I25])+([.C21]-[.D25])*([.H21]-[.I25]))/5" office:value-type="float" office:value="0.0000568325955759614" calcext:value-type="float">
            <text:p>5.68325955759614E-05</text:p>
          </table:table-cell>
          <table:table-cell table:formula="of:=(POWER([.C25]-[.D25];2)+POWER([.C24]-[.D25];2)+POWER([.C23]-[.D25];2)+POWER([.C22]-[.D25];2)+POWER([.C21]-[.D25];2))" office:value-type="float" office:value="0.000507465327021665" calcext:value-type="float">
            <text:p>0.0005074653</text:p>
          </table:table-cell>
          <table:table-cell table:formula="of:=(POWER([.H25]-[.I25];2)+POWER([.H24]-[.I25];2)+POWER([.H23]-[.I25];2)+POWER([.H22]-[.I25];2)+POWER([.H21]-[.I25];2))" office:value-type="float" office:value="0.000379684955115641" calcext:value-type="float">
            <text:p>0.000379685</text:p>
          </table:table-cell>
          <table:table-cell table:formula="of:=SQRT([.E25])*SQRT([.J25])" office:value-type="float" office:value="0.0000877899652381671" calcext:value-type="float">
            <text:p>0.00008779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482</text:p>
          </table:table-cell>
          <table:table-cell table:formula="of:=(POWER([.C26]-[.D26];2)+POWER([.C25]-[.D26];2)+POWER([.C24]-[.D26];2)+POWER([.C23]-[.D26];2)+POWER([.C22]-[.D26];2))/5" office:value-type="float" office:value="0.0000893909631884985" calcext:value-type="float">
            <text:p>0.000089391</text:p>
          </table:table-cell>
          <table:table-cell table:formula="of:=SQRT([.E26])" office:value-type="float" office:value="0.00945467943340749" calcext:value-type="float">
            <text:p>0.0094546794</text:p>
          </table:table-cell>
          <table:table-cell office:value-type="float" office:value="29.5" calcext:value-type="float">
            <text:p>29.5</text:p>
          </table:table-cell>
          <table:table-cell table:formula="of:=[.G26]/[.G25]-1" office:value-type="float" office:value="-0.0231788079470199" calcext:value-type="float">
            <text:p>-0.0232</text:p>
          </table:table-cell>
          <table:table-cell table:formula="of:=AVERAGE([.H22:.H26])" office:value-type="float" office:value="-0.011741498881288" calcext:value-type="float">
            <text:p>-0.0117</text:p>
          </table:table-cell>
          <table:table-cell table:formula="of:=(POWER([.H26]-[.I26];2)+POWER([.H25]-[.I26];2)+POWER([.H24]-[.I26];2)+POWER([.H23]-[.I26];2)+POWER([.H22]-[.I26];2))/5" office:value-type="float" office:value="0.0000674752179324869" calcext:value-type="float">
            <text:p>6.74752179324869E-05</text:p>
          </table:table-cell>
          <table:table-cell table:formula="of:=SQRT([.J26])" office:value-type="float" office:value="0.00821433003552249" calcext:value-type="float">
            <text:p>0.00821433</text:p>
          </table:table-cell>
          <table:table-cell table:formula="of:=[.P26]/(SQRT([.E26])*SQRT([.J26]))" office:value-type="float" office:value="0.421201749729556" calcext:value-type="float">
            <text:p>0.4212017497</text:p>
          </table:table-cell>
          <table:table-cell table:formula="of:=[.L26]" office:value-type="float" office:value="0.421201749729556" calcext:value-type="float">
            <text:p>0.4212017497</text:p>
          </table:table-cell>
          <table:table-cell table:formula="of:=(POWER([.C26]-[.D26];2)+POWER([.C25]-[.D26];2)+POWER([.C24]-[.D26];2)+POWER([.C23]-[.D26];2)+POWER([.C22]-[.D26];2))/(5*SQRT([.E26])*SQRT([.E26]))" office:value-type="float" office:value="1" calcext:value-type="float">
            <text:p>1</text:p>
          </table:table-cell>
          <table:table-cell table:formula="of:=(POWER([.H26]-[.I26];2)+POWER([.H25]-[.I26];2)+POWER([.H24]-[.I26];2)+POWER([.H23]-[.I26];2)+POWER([.H22]-[.I26];2))/(5*SQRT([.J26])*SQRT([.J26]))" office:value-type="float" office:value="1" calcext:value-type="float">
            <text:p>1</text:p>
          </table:table-cell>
          <table:table-cell table:formula="of:=(([.C26]-[.D26])*([.H26]-[.I26])+([.C25]-[.D26])*([.H25]-[.I26])+([.C24]-[.D26])*([.H24]-[.I26])+([.C23]-[.D26])*([.H23]-[.I26])+([.C22]-[.D26])*([.H22]-[.I26]))/5" office:value-type="float" office:value="0.0000327121525627936" calcext:value-type="float">
            <text:p>3.27121525627936E-05</text:p>
          </table:table-cell>
          <table:table-cell table:formula="of:=(POWER([.C26]-[.D26];2)+POWER([.C25]-[.D26];2)+POWER([.C24]-[.D26];2)+POWER([.C23]-[.D26];2)+POWER([.C22]-[.D26];2))" office:value-type="float" office:value="0.000446954815942493" calcext:value-type="float">
            <text:p>0.0004469548</text:p>
          </table:table-cell>
          <table:table-cell table:formula="of:=(POWER([.H26]-[.I26];2)+POWER([.H25]-[.I26];2)+POWER([.H24]-[.I26];2)+POWER([.H23]-[.I26];2)+POWER([.H22]-[.I26];2))" office:value-type="float" office:value="0.000337376089662435" calcext:value-type="float">
            <text:p>0.0003373761</text:p>
          </table:table-cell>
          <table:table-cell table:formula="of:=SQRT([.E26])*SQRT([.J26])" office:value-type="float" office:value="0.0000776638572460759" calcext:value-type="float">
            <text:p>7.76638572460759E-05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098</text:p>
          </table:table-cell>
          <table:table-cell table:formula="of:=(POWER([.C27]-[.D27];2)+POWER([.C26]-[.D27];2)+POWER([.C25]-[.D27];2)+POWER([.C24]-[.D27];2)+POWER([.C23]-[.D27];2))/5" office:value-type="float" office:value="0.0000995758653277912" calcext:value-type="float">
            <text:p>9.95758653277912E-05</text:p>
          </table:table-cell>
          <table:table-cell table:formula="of:=SQRT([.E27])" office:value-type="float" office:value="0.0099787707322992" calcext:value-type="float">
            <text:p>0.0099787707</text:p>
          </table:table-cell>
          <table:table-cell office:value-type="float" office:value="30.3" calcext:value-type="float">
            <text:p>30.3</text:p>
          </table:table-cell>
          <table:table-cell table:formula="of:=[.G27]/[.G26]-1" office:value-type="float" office:value="0.0271186440677966" calcext:value-type="float">
            <text:p>0.0271</text:p>
          </table:table-cell>
          <table:table-cell table:formula="of:=AVERAGE([.H23:.H27])" office:value-type="float" office:value="-0.00567879243194591" calcext:value-type="float">
            <text:p>-0.0057</text:p>
          </table:table-cell>
          <table:table-cell table:formula="of:=(POWER([.H27]-[.I27];2)+POWER([.H26]-[.I27];2)+POWER([.H25]-[.I27];2)+POWER([.H24]-[.I27];2)+POWER([.H23]-[.I27];2))/5" office:value-type="float" office:value="0.000318132039546664" calcext:value-type="float">
            <text:p>0.000318132</text:p>
          </table:table-cell>
          <table:table-cell table:formula="of:=SQRT([.J27])" office:value-type="float" office:value="0.017836256320951" calcext:value-type="float">
            <text:p>0.0178362563</text:p>
          </table:table-cell>
          <table:table-cell table:formula="of:=[.P27]/(SQRT([.E27])*SQRT([.J27]))" office:value-type="float" office:value="0.680957546417628" calcext:value-type="float">
            <text:p>0.6809575464</text:p>
          </table:table-cell>
          <table:table-cell table:formula="of:=[.L27]" office:value-type="float" office:value="0.680957546417628" calcext:value-type="float">
            <text:p>0.6809575464</text:p>
          </table:table-cell>
          <table:table-cell table:formula="of:=(POWER([.C27]-[.D27];2)+POWER([.C26]-[.D27];2)+POWER([.C25]-[.D27];2)+POWER([.C24]-[.D27];2)+POWER([.C23]-[.D27];2))/(5*SQRT([.E27])*SQRT([.E27]))" office:value-type="float" office:value="1" calcext:value-type="float">
            <text:p>1</text:p>
          </table:table-cell>
          <table:table-cell table:formula="of:=(POWER([.H27]-[.I27];2)+POWER([.H26]-[.I27];2)+POWER([.H25]-[.I27];2)+POWER([.H24]-[.I27];2)+POWER([.H23]-[.I27];2))/(5*SQRT([.J27])*SQRT([.J27]))" office:value-type="float" office:value="1" calcext:value-type="float">
            <text:p>1</text:p>
          </table:table-cell>
          <table:table-cell table:formula="of:=(([.C27]-[.D27])*([.H27]-[.I27])+([.C26]-[.D27])*([.H26]-[.I27])+([.C25]-[.D27])*([.H25]-[.I27])+([.C24]-[.D27])*([.H24]-[.I27])+([.C23]-[.D27])*([.H23]-[.I27]))/5" office:value-type="float" office:value="0.000121199488391376" calcext:value-type="float">
            <text:p>0.0001211995</text:p>
          </table:table-cell>
          <table:table-cell table:formula="of:=(POWER([.C27]-[.D27];2)+POWER([.C26]-[.D27];2)+POWER([.C25]-[.D27];2)+POWER([.C24]-[.D27];2)+POWER([.C23]-[.D27];2))" office:value-type="float" office:value="0.000497879326638956" calcext:value-type="float">
            <text:p>0.0004978793</text:p>
          </table:table-cell>
          <table:table-cell table:formula="of:=(POWER([.H27]-[.I27];2)+POWER([.H26]-[.I27];2)+POWER([.H25]-[.I27];2)+POWER([.H24]-[.I27];2)+POWER([.H23]-[.I27];2))" office:value-type="float" office:value="0.00159066019773332" calcext:value-type="float">
            <text:p>0.0015906602</text:p>
          </table:table-cell>
          <table:table-cell table:formula="of:=SQRT([.E27])*SQRT([.J27])" office:value-type="float" office:value="0.000177983912549292" calcext:value-type="float">
            <text:p>0.0001779839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090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</text:p>
          </table:table-cell>
          <table:table-cell table:formula="of:=SQRT([.E28])" office:value-type="float" office:value="0.0129970278457776" calcext:value-type="float">
            <text:p>0.0129970278</text:p>
          </table:table-cell>
          <table:table-cell office:value-type="float" office:value="32.1" calcext:value-type="float">
            <text:p>32.1</text:p>
          </table:table-cell>
          <table:table-cell table:formula="of:=[.G28]/[.G27]-1" office:value-type="float" office:value="0.0594059405940595" calcext:value-type="float">
            <text:p>0.0594</text:p>
          </table:table-cell>
          <table:table-cell table:formula="of:=AVERAGE([.H24:.H28])" office:value-type="float" office:value="0.0068434213278916" calcext:value-type="float">
            <text:p>0.0068</text:p>
          </table:table-cell>
          <table:table-cell table:formula="of:=(POWER([.H28]-[.I28];2)+POWER([.H27]-[.I28];2)+POWER([.H26]-[.I28];2)+POWER([.H25]-[.I28];2)+POWER([.H24]-[.I28];2))/5" office:value-type="float" office:value="0.00100730689377147" calcext:value-type="float">
            <text:p>0.0010073069</text:p>
          </table:table-cell>
          <table:table-cell table:formula="of:=SQRT([.J28])" office:value-type="float" office:value="0.031738098458658" calcext:value-type="float">
            <text:p>0.0317380985</text:p>
          </table:table-cell>
          <table:table-cell table:formula="of:=[.P28]/(SQRT([.E28])*SQRT([.J28]))" office:value-type="float" office:value="-0.281577143874604" calcext:value-type="float">
            <text:p>-0.2815771439</text:p>
          </table:table-cell>
          <table:table-cell table:formula="of:=[.L28]" office:value-type="float" office:value="-0.281577143874604" calcext:value-type="float">
            <text:p>-0.2815771439</text:p>
          </table:table-cell>
          <table:table-cell table:formula="of:=(POWER([.C28]-[.D28];2)+POWER([.C27]-[.D28];2)+POWER([.C26]-[.D28];2)+POWER([.C25]-[.D28];2)+POWER([.C24]-[.D28];2))/(5*SQRT([.E28])*SQRT([.E28]))" office:value-type="float" office:value="1" calcext:value-type="float">
            <text:p>1</text:p>
          </table:table-cell>
          <table:table-cell table:formula="of:=(POWER([.H28]-[.I28];2)+POWER([.H27]-[.I28];2)+POWER([.H26]-[.I28];2)+POWER([.H25]-[.I28];2)+POWER([.H24]-[.I28];2))/(5*SQRT([.J28])*SQRT([.J28]))" office:value-type="float" office:value="1" calcext:value-type="float">
            <text:p>1</text:p>
          </table:table-cell>
          <table:table-cell table:formula="of:=(([.C28]-[.D28])*([.H28]-[.I28])+([.C27]-[.D28])*([.H27]-[.I28])+([.C26]-[.D28])*([.H26]-[.I28])+([.C25]-[.D28])*([.H25]-[.I28])+([.C24]-[.D28])*([.H24]-[.I28]))/5" office:value-type="float" office:value="-0.000116150839188655" calcext:value-type="float">
            <text:p>-0.0001161508</text:p>
          </table:table-cell>
          <table:table-cell table:formula="of:=(POWER([.C28]-[.D28];2)+POWER([.C27]-[.D28];2)+POWER([.C26]-[.D28];2)+POWER([.C25]-[.D28];2)+POWER([.C24]-[.D28];2))" office:value-type="float" office:value="0.000844613664119596" calcext:value-type="float">
            <text:p>0.0008446137</text:p>
          </table:table-cell>
          <table:table-cell table:formula="of:=(POWER([.H28]-[.I28];2)+POWER([.H27]-[.I28];2)+POWER([.H26]-[.I28];2)+POWER([.H25]-[.I28];2)+POWER([.H24]-[.I28];2))" office:value-type="float" office:value="0.00503653446885735" calcext:value-type="float">
            <text:p>0.0050365345</text:p>
          </table:table-cell>
          <table:table-cell table:formula="of:=SQRT([.E28])*SQRT([.J28])" office:value-type="float" office:value="0.00041250094943921" calcext:value-type="float">
            <text:p>0.0004125009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43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3</text:p>
          </table:table-cell>
          <table:table-cell table:formula="of:=SQRT([.E29])" office:value-type="float" office:value="0.0173693779706248" calcext:value-type="float">
            <text:p>0.017369378</text:p>
          </table:table-cell>
          <table:table-cell office:value-type="float" office:value="32.4" calcext:value-type="float">
            <text:p>32.4</text:p>
          </table:table-cell>
          <table:table-cell table:formula="of:=[.G29]/[.G28]-1" office:value-type="float" office:value="0.00934579439252325" calcext:value-type="float">
            <text:p>0.0093</text:p>
          </table:table-cell>
          <table:table-cell table:formula="of:=AVERAGE([.H25:.H29])" office:value-type="float" office:value="0.0125711011067178" calcext:value-type="float">
            <text:p>0.0126</text:p>
          </table:table-cell>
          <table:table-cell table:formula="of:=(POWER([.H29]-[.I29];2)+POWER([.H28]-[.I29];2)+POWER([.H27]-[.I29];2)+POWER([.H26]-[.I29];2)+POWER([.H25]-[.I29];2))/5" office:value-type="float" office:value="0.000839134583081564" calcext:value-type="float">
            <text:p>0.0008391346</text:p>
          </table:table-cell>
          <table:table-cell table:formula="of:=SQRT([.J29])" office:value-type="float" office:value="0.0289678197847467" calcext:value-type="float">
            <text:p>0.0289678198</text:p>
          </table:table-cell>
          <table:table-cell table:formula="of:=[.P29]/(SQRT([.E29])*SQRT([.J29]))" office:value-type="float" office:value="-0.256455651954378" calcext:value-type="float">
            <text:p>-0.256455652</text:p>
          </table:table-cell>
          <table:table-cell table:formula="of:=[.L29]" office:value-type="float" office:value="-0.256455651954378" calcext:value-type="float">
            <text:p>-0.256455652</text:p>
          </table:table-cell>
          <table:table-cell table:formula="of:=(POWER([.C29]-[.D29];2)+POWER([.C28]-[.D29];2)+POWER([.C27]-[.D29];2)+POWER([.C26]-[.D29];2)+POWER([.C25]-[.D29];2))/(5*SQRT([.E29])*SQRT([.E29]))" office:value-type="float" office:value="1" calcext:value-type="float">
            <text:p>1</text:p>
          </table:table-cell>
          <table:table-cell table:formula="of:=(POWER([.H29]-[.I29];2)+POWER([.H28]-[.I29];2)+POWER([.H27]-[.I29];2)+POWER([.H26]-[.I29];2)+POWER([.H25]-[.I29];2))/(5*SQRT([.J29])*SQRT([.J29]))" office:value-type="float" office:value="1" calcext:value-type="float">
            <text:p>1</text:p>
          </table:table-cell>
          <table:table-cell table:formula="of:=(([.C29]-[.D29])*([.H29]-[.I29])+([.C28]-[.D29])*([.H28]-[.I29])+([.C27]-[.D29])*([.H27]-[.I29])+([.C26]-[.D29])*([.H26]-[.I29])+([.C25]-[.D29])*([.H25]-[.I29]))/5" office:value-type="float" office:value="-0.000129036433424244" calcext:value-type="float">
            <text:p>-0.0001290364</text:p>
          </table:table-cell>
          <table:table-cell table:formula="of:=(POWER([.C29]-[.D29];2)+POWER([.C28]-[.D29];2)+POWER([.C27]-[.D29];2)+POWER([.C26]-[.D29];2)+POWER([.C25]-[.D29];2))" office:value-type="float" office:value="0.00150847645543214" calcext:value-type="float">
            <text:p>0.0015084765</text:p>
          </table:table-cell>
          <table:table-cell table:formula="of:=(POWER([.H29]-[.I29];2)+POWER([.H28]-[.I29];2)+POWER([.H27]-[.I29];2)+POWER([.H26]-[.I29];2)+POWER([.H25]-[.I29];2))" office:value-type="float" office:value="0.00419567291540782" calcext:value-type="float">
            <text:p>0.0041956729</text:p>
          </table:table-cell>
          <table:table-cell table:formula="of:=SQRT([.E29])*SQRT([.J29])" office:value-type="float" office:value="0.00050315301082621" calcext:value-type="float">
            <text:p>0.000503153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14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</text:p>
          </table:table-cell>
          <table:table-cell table:formula="of:=SQRT([.E30])" office:value-type="float" office:value="0.0196278460769025" calcext:value-type="float">
            <text:p>0.0196278461</text:p>
          </table:table-cell>
          <table:table-cell office:value-type="float" office:value="33" calcext:value-type="float">
            <text:p>33</text:p>
          </table:table-cell>
          <table:table-cell table:formula="of:=[.G30]/[.G29]-1" office:value-type="float" office:value="0.0185185185185186" calcext:value-type="float">
            <text:p>0.0185</text:p>
          </table:table-cell>
          <table:table-cell table:formula="of:=AVERAGE([.H26:.H30])" office:value-type="float" office:value="0.0182420179251756" calcext:value-type="float">
            <text:p>0.0182</text:p>
          </table:table-cell>
          <table:table-cell table:formula="of:=(POWER([.H30]-[.I30];2)+POWER([.H29]-[.I30];2)+POWER([.H28]-[.I30];2)+POWER([.H27]-[.I30];2)+POWER([.H26]-[.I30];2))/5" office:value-type="float" office:value="0.000713633416564298" calcext:value-type="float">
            <text:p>0.0007136334</text:p>
          </table:table-cell>
          <table:table-cell table:formula="of:=SQRT([.J30])" office:value-type="float" office:value="0.0267139180309497" calcext:value-type="float">
            <text:p>0.026713918</text:p>
          </table:table-cell>
          <table:table-cell table:formula="of:=[.P30]/(SQRT([.E30])*SQRT([.J30]))" office:value-type="float" office:value="-0.408463240403382" calcext:value-type="float">
            <text:p>-0.4084632404</text:p>
          </table:table-cell>
          <table:table-cell table:formula="of:=[.L30]" office:value-type="float" office:value="-0.408463240403382" calcext:value-type="float">
            <text:p>-0.4084632404</text:p>
          </table:table-cell>
          <table:table-cell table:formula="of:=(POWER([.C30]-[.D30];2)+POWER([.C29]-[.D30];2)+POWER([.C28]-[.D30];2)+POWER([.C27]-[.D30];2)+POWER([.C26]-[.D30];2))/(5*SQRT([.E30])*SQRT([.E30]))" office:value-type="float" office:value="1" calcext:value-type="float">
            <text:p>1</text:p>
          </table:table-cell>
          <table:table-cell table:formula="of:=(POWER([.H30]-[.I30];2)+POWER([.H29]-[.I30];2)+POWER([.H28]-[.I30];2)+POWER([.H27]-[.I30];2)+POWER([.H26]-[.I30];2))/(5*SQRT([.J30])*SQRT([.J30]))" office:value-type="float" office:value="1" calcext:value-type="float">
            <text:p>1</text:p>
          </table:table-cell>
          <table:table-cell table:formula="of:=(([.C30]-[.D30])*([.H30]-[.I30])+([.C29]-[.D30])*([.H29]-[.I30])+([.C28]-[.D30])*([.H28]-[.I30])+([.C27]-[.D30])*([.H27]-[.I30])+([.C26]-[.D30])*([.H26]-[.I30]))/5" office:value-type="float" office:value="-0.000214172255789853" calcext:value-type="float">
            <text:p>-0.0002141723</text:p>
          </table:table-cell>
          <table:table-cell table:formula="of:=(POWER([.C30]-[.D30];2)+POWER([.C29]-[.D30];2)+POWER([.C28]-[.D30];2)+POWER([.C27]-[.D30];2)+POWER([.C26]-[.D30];2))" office:value-type="float" office:value="0.00192626170809289" calcext:value-type="float">
            <text:p>0.0019262617</text:p>
          </table:table-cell>
          <table:table-cell table:formula="of:=(POWER([.H30]-[.I30];2)+POWER([.H29]-[.I30];2)+POWER([.H28]-[.I30];2)+POWER([.H27]-[.I30];2)+POWER([.H26]-[.I30];2))" office:value-type="float" office:value="0.00356816708282149" calcext:value-type="float">
            <text:p>0.0035681671</text:p>
          </table:table-cell>
          <table:table-cell table:formula="of:=SQRT([.E30])*SQRT([.J30])" office:value-type="float" office:value="0.000524336671222472" calcext:value-type="float">
            <text:p>0.0005243367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7991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5</text:p>
          </table:table-cell>
          <table:table-cell table:formula="of:=SQRT([.E31])" office:value-type="float" office:value="0.0196097293584823" calcext:value-type="float">
            <text:p>0.0196097294</text:p>
          </table:table-cell>
          <table:table-cell office:value-type="float" office:value="33.4" calcext:value-type="float">
            <text:p>33.4</text:p>
          </table:table-cell>
          <table:table-cell table:formula="of:=[.G31]/[.G30]-1" office:value-type="float" office:value="0.012121212121212" calcext:value-type="float">
            <text:p>0.0121</text:p>
          </table:table-cell>
          <table:table-cell table:formula="of:=AVERAGE([.H27:.H31])" office:value-type="float" office:value="0.025302021938822" calcext:value-type="float">
            <text:p>0.0253</text:p>
          </table:table-cell>
          <table:table-cell table:formula="of:=(POWER([.H31]-[.I31];2)+POWER([.H30]-[.I31];2)+POWER([.H29]-[.I31];2)+POWER([.H28]-[.I31];2)+POWER([.H27]-[.I31];2))/5" office:value-type="float" office:value="0.000328145649442614" calcext:value-type="float">
            <text:p>0.0003281456</text:p>
          </table:table-cell>
          <table:table-cell table:formula="of:=SQRT([.J31])" office:value-type="float" office:value="0.0181147909025364" calcext:value-type="float">
            <text:p>0.0181147909</text:p>
          </table:table-cell>
          <table:table-cell table:formula="of:=[.P31]/(SQRT([.E31])*SQRT([.J31]))" office:value-type="float" office:value="-0.499215620406678" calcext:value-type="float">
            <text:p>-0.4992156204</text:p>
          </table:table-cell>
          <table:table-cell table:formula="of:=[.L31]" office:value-type="float" office:value="-0.499215620406678" calcext:value-type="float">
            <text:p>-0.4992156204</text:p>
          </table:table-cell>
          <table:table-cell table:formula="of:=(POWER([.C31]-[.D31];2)+POWER([.C30]-[.D31];2)+POWER([.C29]-[.D31];2)+POWER([.C28]-[.D31];2)+POWER([.C27]-[.D31];2))/(5*SQRT([.E31])*SQRT([.E31]))" office:value-type="float" office:value="1" calcext:value-type="float">
            <text:p>1</text:p>
          </table:table-cell>
          <table:table-cell table:formula="of:=(POWER([.H31]-[.I31];2)+POWER([.H30]-[.I31];2)+POWER([.H29]-[.I31];2)+POWER([.H28]-[.I31];2)+POWER([.H27]-[.I31];2))/(5*SQRT([.J31])*SQRT([.J31]))" office:value-type="float" office:value="1" calcext:value-type="float">
            <text:p>1</text:p>
          </table:table-cell>
          <table:table-cell table:formula="of:=(([.C31]-[.D31])*([.H31]-[.I31])+([.C30]-[.D31])*([.H30]-[.I31])+([.C29]-[.D31])*([.H29]-[.I31])+([.C28]-[.D31])*([.H28]-[.I31])+([.C27]-[.D31])*([.H27]-[.I31]))/5" office:value-type="float" office:value="-0.000177334441351409" calcext:value-type="float">
            <text:p>-0.0001773344</text:p>
          </table:table-cell>
          <table:table-cell table:formula="of:=(POWER([.C31]-[.D31];2)+POWER([.C30]-[.D31];2)+POWER([.C29]-[.D31];2)+POWER([.C28]-[.D31];2)+POWER([.C27]-[.D31];2))" office:value-type="float" office:value="0.00192270742756461" calcext:value-type="float">
            <text:p>0.0019227074</text:p>
          </table:table-cell>
          <table:table-cell table:formula="of:=(POWER([.H31]-[.I31];2)+POWER([.H30]-[.I31];2)+POWER([.H29]-[.I31];2)+POWER([.H28]-[.I31];2)+POWER([.H27]-[.I31];2))" office:value-type="float" office:value="0.00164072824721307" calcext:value-type="float">
            <text:p>0.0016407282</text:p>
          </table:table-cell>
          <table:table-cell table:formula="of:=SQRT([.E31])*SQRT([.J31])" office:value-type="float" office:value="0.000355226146984235" calcext:value-type="float">
            <text:p>0.0003552261</text:p>
          </table:table-cell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22:23:41.620887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21:51:37.507795380</dc:date>
    <meta:editing-duration>P1DT11M46S</meta:editing-duration>
    <meta:editing-cycles>46</meta:editing-cycles>
    <meta:generator>LibreOffice/5.1.6.2$Linux_X86_64 LibreOffice_project/10m0$Build-2</meta:generator>
    <meta:document-statistic meta:table-count="2" meta:cell-count="826" meta:object-count="0"/>
  </office:meta>
</office:document-meta>
</file>